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master-page-name="">
      <style:paragraph-properties fo:text-align="center" style:justify-single-word="false" style:page-number="auto"/>
      <style:text-properties officeooo:rsid="00b87f60" officeooo:paragraph-rsid="00b87f60"/>
    </style:style>
    <style:style style:name="P2" style:family="paragraph" style:parent-style-name="Header">
      <style:paragraph-properties fo:text-align="end" style:justify-single-word="false"/>
      <style:text-properties officeooo:rsid="00b87f60" officeooo:paragraph-rsid="00b87f60"/>
    </style:style>
    <style:style style:name="P3" style:family="paragraph" style:parent-style-name="sub_20_judul_20_A.1_20_isi">
      <style:paragraph-properties fo:margin-left="1.3cm" fo:margin-right="0cm" fo:margin-top="0cm" fo:margin-bottom="0cm" loext:contextual-spacing="true" fo:text-indent="0cm" style:auto-text-indent="false"/>
      <style:text-properties style:font-name="Times New Roman1" fo:font-size="12pt" fo:language="id" fo:country="ID" officeooo:paragraph-rsid="00b8795d" style:font-size-asian="12pt" style:font-name-complex="Times New Roman3" style:font-size-complex="12pt"/>
    </style:style>
    <style:style style:name="P4" style:family="paragraph" style:parent-style-name="sub_20_judul_20_A.1_20_isi">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ab-stops>
          <style:tab-stop style:position="0.697cm"/>
        </style:tab-stops>
      </style:paragraph-properties>
      <style:text-properties style:font-name="Times New Roman1" fo:font-size="12pt" officeooo:paragraph-rsid="00b8795d" style:font-size-asian="12pt" style:font-size-complex="12pt"/>
    </style:style>
    <style:style style:name="P5" style:family="paragraph" style:parent-style-name="sub_20_judul_20_A.1_20_isi">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ab-stops/>
      </style:paragraph-properties>
      <style:text-properties style:font-name="Times New Roman1" fo:font-size="12pt" officeooo:paragraph-rsid="00b8795d" style:font-size-asian="12pt" style:font-size-complex="12pt"/>
    </style:style>
    <style:style style:name="P6" style:family="paragraph" style:parent-style-name="sub_20_judul_20_A.1_20_isi">
      <style:paragraph-properties fo:margin-left="1.3cm" fo:margin-right="0cm" fo:margin-top="0cm" fo:margin-bottom="0cm" loext:contextual-spacing="true" fo:text-indent="0cm" style:auto-text-indent="false"/>
      <style:text-properties style:font-name="Times New Roman1" fo:font-size="12pt" officeooo:paragraph-rsid="00b8795d" style:font-size-asian="12pt" style:font-size-complex="12pt"/>
    </style:style>
    <style:style style:name="P7" style:family="paragraph" style:parent-style-name="sub_20_judul_20_A.1_20_isi">
      <style:paragraph-properties fo:margin-left="1.3cm" fo:margin-right="0cm" fo:margin-top="0cm" fo:margin-bottom="0cm" loext:contextual-spacing="true" fo:text-align="justify" style:justify-single-word="false" fo:text-indent="0cm" style:auto-text-indent="false"/>
      <style:text-properties style:font-name="Times New Roman1" fo:font-size="12pt" officeooo:paragraph-rsid="00b8795d" style:font-size-asian="12pt" style:font-size-complex="12pt"/>
    </style:style>
    <style:style style:name="P8" style:family="paragraph" style:parent-style-name="List_20_Paragraph" style:master-page-name="">
      <loext:graphic-properties draw:fill="solid" draw:fill-color="#ffffff"/>
      <style:paragraph-properties fo:margin-left="1.3cm" fo:margin-right="0cm" fo:margin-top="0cm" fo:margin-bottom="0cm" loext:contextual-spacing="true" fo:line-height="150%" fo:text-align="justify" style:justify-single-word="false" fo:text-indent="0cm" style:auto-text-indent="false" style:page-number="auto" fo:background-color="#ffffff" style:vertical-align="baseline"/>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9" style:family="paragraph" style:parent-style-name="sub_20_judul_20_A.1_20_isi">
      <style:paragraph-properties fo:margin-left="1.3cm" fo:margin-right="0cm" fo:text-indent="0cm" style:auto-text-indent="false"/>
      <style:text-properties style:font-name="Times New Roman1" fo:font-size="12pt" style:font-size-asian="12pt" style:font-size-complex="12pt"/>
    </style:style>
    <style:style style:name="P10" style:family="paragraph" style:parent-style-name="sub_20_judul_20_A.1_20_isi">
      <style:paragraph-properties fo:margin-left="1.3cm" fo:margin-right="0cm" fo:text-indent="0cm" style:auto-text-indent="false"/>
      <style:text-properties style:font-name="Times New Roman1" fo:font-size="12pt" officeooo:paragraph-rsid="00b8795d" style:font-size-asian="12pt" style:font-size-complex="12pt"/>
    </style:style>
    <style:style style:name="P11" style:family="paragraph" style:parent-style-name="sub_20_judul_20_A.1_20_isi">
      <style:paragraph-properties fo:margin-left="1.3cm" fo:margin-right="0cm" fo:text-indent="0cm" style:auto-text-indent="false"/>
      <style:text-properties style:font-name="Times New Roman1" fo:font-size="12pt" officeooo:paragraph-rsid="00406623" style:font-size-asian="12pt" style:font-size-complex="12pt"/>
    </style:style>
    <style:style style:name="P12" style:family="paragraph" style:parent-style-name="sub_20_judul_20_A.1_20_isi">
      <style:paragraph-properties fo:margin-left="1.3cm" fo:margin-right="0cm" fo:text-align="justify" style:justify-single-word="false" fo:text-indent="0cm" style:auto-text-indent="false"/>
      <style:text-properties style:font-name="Times New Roman1" fo:font-size="12pt" style:font-size-asian="12pt" style:font-size-complex="12pt"/>
    </style:style>
    <style:style style:name="P13" style:family="paragraph" style:parent-style-name="sub_20_judul_20_A.1_20_isi">
      <style:paragraph-properties fo:margin-left="1.3cm" fo:margin-right="0cm" fo:text-indent="0cm" style:auto-text-indent="false"/>
      <style:text-properties style:font-name="Times New Roman1" fo:font-size="12pt" officeooo:rsid="002393ec" officeooo:paragraph-rsid="00a67af4" style:font-size-asian="12pt" style:font-size-complex="12pt"/>
    </style:style>
    <style:style style:name="P14" style:family="paragraph" style:parent-style-name="sub_20_judul_20_A.1_20_isi">
      <style:paragraph-properties fo:margin-left="1.3cm" fo:margin-right="0cm" fo:text-indent="0cm" style:auto-text-indent="false"/>
      <style:text-properties style:font-name="Times New Roman1" fo:font-size="12pt" officeooo:rsid="002393ec" officeooo:paragraph-rsid="00a7e81f" style:font-size-asian="12pt" style:font-size-complex="12pt"/>
    </style:style>
    <style:style style:name="P15" style:family="paragraph" style:parent-style-name="sub_20_judul_20_A.1_20_isi">
      <style:paragraph-properties fo:margin-left="1.3cm" fo:margin-right="0cm" fo:text-indent="0cm" style:auto-text-indent="false">
        <style:tab-stops/>
      </style:paragraph-properties>
      <style:text-properties style:font-name="Times New Roman1" fo:font-size="12pt" officeooo:paragraph-rsid="00b8795d" style:font-size-asian="12pt" style:font-size-complex="12pt"/>
    </style:style>
    <style:style style:name="P16" style:family="paragraph" style:parent-style-name="sub_20_judul_20_A.1_20_isi">
      <style:paragraph-properties fo:margin-left="1.3cm" fo:margin-right="0cm" fo:text-indent="0cm" style:auto-text-indent="false"/>
      <style:text-properties style:font-name="Times New Roman1" fo:font-size="12pt" fo:language="id" fo:country="ID" style:font-size-asian="12pt" style:font-name-complex="Times New Roman3" style:font-size-complex="12pt"/>
    </style:style>
    <style:style style:name="P17" style:family="paragraph" style:parent-style-name="sub_20_judul_20_A.1_20_isi"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1" fo:font-size="12pt" style:font-size-asian="12pt" style:font-size-complex="12pt"/>
    </style:style>
    <style:style style:name="P18" style:family="paragraph" style:parent-style-name="sub_20_judul_20_A.1"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style:font-name="Times New Roman1" fo:font-size="12pt" officeooo:rsid="00210bb4" officeooo:paragraph-rsid="00b8795d" style:font-size-asian="12pt" style:font-size-complex="12pt"/>
    </style:style>
    <style:style style:name="P19" style:family="paragraph" style:parent-style-name="sub_20_judul_20_A.1">
      <style:paragraph-properties fo:margin-left="0.499cm" fo:margin-right="0cm" fo:text-indent="0cm" style:auto-text-indent="false"/>
      <style:text-properties style:font-name="Times New Roman1" fo:font-size="12pt" officeooo:rsid="002393ec" officeooo:paragraph-rsid="0003facc" style:font-size-asian="12pt" style:font-size-complex="12pt"/>
    </style:style>
    <style:style style:name="P20" style:family="paragraph" style:parent-style-name="sub_20_judul_20_A.1">
      <style:paragraph-properties fo:margin-left="0.499cm" fo:margin-right="0cm" fo:text-indent="0cm" style:auto-text-indent="false"/>
      <style:text-properties style:font-name="Times New Roman1" fo:font-size="12pt" officeooo:rsid="002393ec" officeooo:paragraph-rsid="00503b04" style:font-size-asian="12pt" style:font-size-complex="12pt"/>
    </style:style>
    <style:style style:name="P21" style:family="paragraph" style:parent-style-name="sub_20_judul_20_A.1">
      <style:paragraph-properties fo:margin-left="0.499cm" fo:margin-right="0cm" fo:text-indent="0cm" style:auto-text-indent="false"/>
      <style:text-properties style:font-name="Times New Roman1" fo:font-size="12pt" officeooo:rsid="002393ec" officeooo:paragraph-rsid="00a67af4" style:font-size-asian="12pt" style:font-size-complex="12pt"/>
    </style:style>
    <style:style style:name="P22" style:family="paragraph" style:parent-style-name="sub_20_judul"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ab-stops>
          <style:tab-stop style:position="0.697cm"/>
        </style:tab-stops>
      </style:paragraph-properties>
      <style:text-properties style:font-name="Times New Roman1" fo:font-size="12pt" fo:font-weight="normal" officeooo:paragraph-rsid="007cbff6" style:font-size-asian="12pt" style:font-weight-asian="normal" style:font-size-complex="12pt" style:font-weight-complex="normal"/>
    </style:style>
    <style:style style:name="P23"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weight="bold" officeooo:rsid="00210bb4" officeooo:paragraph-rsid="00b8795d" style:font-size-asian="12pt" style:font-weight-asian="bold" style:font-size-complex="12pt" style:font-weight-complex="bold"/>
    </style:style>
    <style:style style:name="P24" style:family="paragraph" style:parent-style-name="sub_20_judul_20_isi">
      <style:paragraph-properties fo:margin-left="0.499cm" fo:margin-right="0cm" fo:margin-top="0cm" fo:margin-bottom="0cm" loext:contextual-spacing="false" fo:line-height="150%" fo:text-indent="0cm" style:auto-text-indent="false"/>
      <style:text-properties style:font-name="Times New Roman1" fo:font-size="12pt" officeooo:paragraph-rsid="0003facc" style:font-size-asian="12pt" style:font-size-complex="12pt"/>
    </style:style>
    <style:style style:name="P25" style:family="paragraph" style:parent-style-name="Footnote">
      <style:text-properties officeooo:paragraph-rsid="00734e66"/>
    </style:style>
    <style:style style:name="P26" style:family="paragraph" style:parent-style-name="Footnote">
      <style:text-properties style:font-name="Times New Roman1"/>
    </style:style>
    <style:style style:name="P27" style:family="paragraph" style:parent-style-name="Footnote">
      <style:text-properties style:font-name="Times New Roman1" officeooo:rsid="005e1ad6" officeooo:paragraph-rsid="005e1ad6"/>
    </style:style>
    <style:style style:name="P28" style:family="paragraph" style:parent-style-name="Footnote">
      <style:text-properties style:font-name="Times New Roman1" officeooo:rsid="005e1ad6" officeooo:paragraph-rsid="00612337"/>
    </style:style>
    <style:style style:name="P29" style:family="paragraph" style:parent-style-name="Footnote">
      <style:text-properties style:font-name="Times New Roman1" officeooo:rsid="005e1ad6" officeooo:paragraph-rsid="0063d451"/>
    </style:style>
    <style:style style:name="P30" style:family="paragraph" style:parent-style-name="Footnote">
      <style:text-properties style:font-name="Times New Roman1" officeooo:rsid="00612337" officeooo:paragraph-rsid="00612337"/>
    </style:style>
    <style:style style:name="P31" style:family="paragraph" style:parent-style-name="Footnote">
      <style:text-properties style:font-name="Times New Roman1" officeooo:paragraph-rsid="00670d37"/>
    </style:style>
    <style:style style:name="P32" style:family="paragraph" style:parent-style-name="Footnote">
      <style:text-properties style:font-name="Times New Roman1" officeooo:paragraph-rsid="0067c160"/>
    </style:style>
    <style:style style:name="P33" style:family="paragraph" style:parent-style-name="Footnote">
      <style:text-properties style:font-name="Times New Roman1" officeooo:paragraph-rsid="0068f68a"/>
    </style:style>
    <style:style style:name="P34" style:family="paragraph" style:parent-style-name="Footnote">
      <style:text-properties style:font-name="Times New Roman1" officeooo:paragraph-rsid="006e0820"/>
    </style:style>
    <style:style style:name="P35" style:family="paragraph" style:parent-style-name="Footnote">
      <style:text-properties style:font-name="Times New Roman1" officeooo:paragraph-rsid="006fb9a4"/>
    </style:style>
    <style:style style:name="P36" style:family="paragraph" style:parent-style-name="Footnote">
      <style:text-properties style:font-name="Times New Roman1" officeooo:paragraph-rsid="00704168"/>
    </style:style>
    <style:style style:name="P37" style:family="paragraph" style:parent-style-name="Footnote">
      <style:text-properties style:font-name="Times New Roman1" officeooo:paragraph-rsid="0072a108"/>
    </style:style>
    <style:style style:name="P38" style:family="paragraph" style:parent-style-name="Footnote">
      <style:text-properties style:font-name="Times New Roman1" officeooo:paragraph-rsid="00734e66"/>
    </style:style>
    <style:style style:name="P39" style:family="paragraph" style:parent-style-name="Footnote">
      <style:text-properties style:font-name="Times New Roman1" officeooo:paragraph-rsid="00a81a9a"/>
    </style:style>
    <style:style style:name="P40" style:family="paragraph" style:parent-style-name="Footnote">
      <style:text-properties style:font-name="Times New Roman1" officeooo:paragraph-rsid="00ba9568"/>
    </style:style>
    <style:style style:name="P41"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1" fo:font-size="12pt" fo:language="id" fo:country="ID" officeooo:paragraph-rsid="00b8795d" style:font-name-asian="Times New Roman3" style:font-size-asian="12pt" style:font-name-complex="Times New Roman3" style:font-size-complex="12pt"/>
    </style:style>
    <style:style style:name="P42"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1" fo:font-size="12pt" officeooo:paragraph-rsid="00b8795d" style:font-size-asian="12pt" style:font-size-complex="12pt"/>
    </style:style>
    <style:style style:name="P43" style:family="paragraph" style:parent-style-name="sub_20_judul">
      <style:paragraph-properties fo:margin-top="0cm" fo:margin-bottom="0cm" loext:contextual-spacing="false"/>
      <style:text-properties style:font-name="Times New Roman1" fo:font-size="12pt" style:font-size-asian="12pt" style:font-size-complex="12pt"/>
    </style:style>
    <style:style style:name="P44" style:family="paragraph" style:parent-style-name="sub_20_judul" style:master-page-name="">
      <style:paragraph-properties fo:margin-top="0cm" fo:margin-bottom="0cm" loext:contextual-spacing="true" style:page-number="auto"/>
      <style:text-properties style:font-name="Times New Roman1" fo:font-size="12pt" officeooo:paragraph-rsid="00598c4f" style:font-size-asian="12pt" style:font-size-complex="12pt"/>
    </style:style>
    <style:style style:name="P45" style:family="paragraph" style:parent-style-name="Caption">
      <style:paragraph-properties fo:margin-top="0cm" fo:margin-bottom="0cm" loext:contextual-spacing="true" fo:text-align="center" style:justify-single-word="false"/>
      <style:text-properties style:font-name="Times New Roman1" fo:font-size="10pt" style:font-size-asian="10pt" style:font-size-complex="10pt"/>
    </style:style>
    <style:style style:name="P46" style:family="paragraph" style:parent-style-name="Caption">
      <style:paragraph-properties fo:margin-top="0cm" fo:margin-bottom="0cm" loext:contextual-spacing="true" fo:text-align="center" style:justify-single-word="false"/>
      <style:text-properties style:font-name="Times New Roman1"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sub_20_judul_20_A.1">
      <style:text-properties style:font-name="Times New Roman1" fo:font-size="12pt" style:font-size-asian="12pt" style:font-size-complex="12pt"/>
    </style:style>
    <style:style style:name="P48" style:family="paragraph" style:parent-style-name="sub_20_judul_20_A.1">
      <style:text-properties style:font-name="Times New Roman1" fo:font-size="12pt" officeooo:rsid="00210bb4" officeooo:paragraph-rsid="00b8795d" style:font-size-asian="12pt" style:font-size-complex="12pt"/>
    </style:style>
    <style:style style:name="P49" style:family="paragraph" style:parent-style-name="sub_20_judul_20_A.1">
      <style:text-properties style:font-name="Times New Roman1" fo:font-size="12pt" officeooo:rsid="0022ddef" officeooo:paragraph-rsid="00b8795d" style:font-size-asian="12pt" style:font-size-complex="12pt"/>
    </style:style>
    <style:style style:name="P50" style:family="paragraph" style:parent-style-name="sub_20_judul_20_A.1">
      <style:text-properties style:font-name="Times New Roman1" fo:font-size="12pt" officeooo:rsid="0022ddef" officeooo:paragraph-rsid="0003facc" style:font-size-asian="12pt" style:font-size-complex="12pt"/>
    </style:style>
    <style:style style:name="P51" style:family="paragraph" style:parent-style-name="sub_20_judul_20_A.1">
      <style:text-properties style:font-name="Times New Roman1" fo:font-size="12pt" officeooo:paragraph-rsid="00424072" style:font-size-asian="12pt" style:font-size-complex="12pt"/>
    </style:style>
    <style:style style:name="P52" style:family="paragraph" style:parent-style-name="sub_20_judul_20_A.1">
      <style:text-properties style:font-name="Times New Roman1" fo:font-size="12pt" officeooo:rsid="00209186" style:font-size-asian="12pt" style:font-size-complex="12pt"/>
    </style:style>
    <style:style style:name="P53" style:family="paragraph" style:parent-style-name="sub_20_judul">
      <style:paragraph-properties fo:margin-top="0cm" fo:margin-bottom="0.25cm" loext:contextual-spacing="true"/>
      <style:text-properties style:font-name="Times New Roman1" fo:font-size="12pt" officeooo:paragraph-rsid="007cbff6" style:font-size-asian="12pt" style:font-size-complex="12pt"/>
    </style:style>
    <style:style style:name="P54" style:family="paragraph" style:parent-style-name="sub_20_judul_20_A.1_20_isi" style:master-page-name="">
      <loext:graphic-properties draw:fill="none"/>
      <style:paragraph-properties fo:margin-left="2.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55" style:family="paragraph" style:parent-style-name="sub_20_judul_20_A.1_20_isi" style:master-page-name="">
      <loext:graphic-properties draw:fill="none"/>
      <style:paragraph-properties fo:margin-left="1.3cm" fo:margin-right="0cm" fo:margin-top="0cm" fo:margin-bottom="0cm" loext:contextual-spacing="true" fo:line-height="150%" fo:text-align="justify" style:justify-single-word="false" fo:text-indent="0.801cm" style:auto-text-indent="false" style:page-number="auto" fo:background-color="transparent"/>
      <style:text-properties style:font-name="Times New Roman1" fo:font-size="12pt" officeooo:paragraph-rsid="00b10daf" style:font-size-asian="12pt" style:font-size-complex="12pt"/>
    </style:style>
    <style:style style:name="P56" style:family="paragraph" style:parent-style-name="sub_20_judul_20_A.1_20_isi">
      <style:paragraph-properties fo:margin-left="1.401cm" fo:margin-right="0cm" fo:text-indent="0cm" style:auto-text-indent="false"/>
      <style:text-properties style:font-name="Times New Roman1" fo:font-size="12pt" style:font-size-asian="12pt" style:font-size-complex="12pt"/>
    </style:style>
    <style:style style:name="P57" style:family="paragraph" style:parent-style-name="sub_20_judul_20_A.1_20_isi">
      <style:paragraph-properties fo:margin-left="1.401cm" fo:margin-right="0cm" fo:text-indent="0cm" style:auto-text-indent="false"/>
      <style:text-properties style:font-name="Times New Roman1" fo:font-size="12pt" officeooo:paragraph-rsid="004597cb" style:font-size-asian="12pt" style:font-size-complex="12pt"/>
    </style:style>
    <style:style style:name="P58" style:family="paragraph" style:parent-style-name="sub_20_judul_20_A.1_20_isi">
      <style:paragraph-properties fo:margin-left="1.401cm" fo:margin-right="0cm" fo:text-indent="0cm" style:auto-text-indent="false"/>
      <style:text-properties style:font-name="Times New Roman1" fo:font-size="12pt" fo:font-style="normal" style:font-size-asian="12pt" style:font-style-asian="normal" style:font-size-complex="12pt" style:font-style-complex="normal"/>
    </style:style>
    <style:style style:name="P59" style:family="paragraph" style:parent-style-name="sub_20_judul_20_isi">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1" fo:font-size="12pt" fo:font-style="normal" officeooo:rsid="0078d47d" officeooo:paragraph-rsid="0078d47d" style:font-size-asian="12pt" style:font-style-asian="normal" style:font-name-complex="Times New Roman3" style:font-size-complex="12pt" style:font-style-complex="normal"/>
    </style:style>
    <style:style style:name="P60" style:family="paragraph" style:parent-style-name="sub_20_judul_20_isi">
      <loext:graphic-properties draw:fill="none"/>
      <style:paragraph-properties fo:margin-left="0.6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078d47d" style:font-size-asian="12pt" style:font-size-complex="12pt"/>
    </style:style>
    <style:style style:name="P61" style:family="paragraph" style:parent-style-name="sub_20_judul_20_isi">
      <loext:graphic-properties draw:fill="none"/>
      <style:paragraph-properties fo:margin-left="0.6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style="normal" officeooo:rsid="0078d47d" officeooo:paragraph-rsid="0078d47d" style:font-size-asian="12pt" style:font-style-asian="normal" style:font-name-complex="Times New Roman3" style:font-size-complex="12pt" style:font-style-complex="normal"/>
    </style:style>
    <style:style style:name="P62" style:family="paragraph" style:parent-style-name="sub_20_judul_20_isi">
      <loext:graphic-properties draw:fill="none"/>
      <style:paragraph-properties fo:margin-left="0.6cm" fo:margin-right="0cm" fo:margin-top="0cm" fo:margin-bottom="0.247cm" loext:contextual-spacing="false" fo:line-height="150%" fo:text-align="justify" style:justify-single-word="false" fo:text-indent="0cm" style:auto-text-indent="false" fo:background-color="transparent"/>
      <style:text-properties style:font-name="Times New Roman1" fo:font-size="12pt" fo:font-style="normal" officeooo:rsid="0078d47d" officeooo:paragraph-rsid="0078d47d" style:font-size-asian="12pt" style:font-style-asian="normal" style:font-name-complex="Times New Roman3" style:font-size-complex="12pt" style:font-style-complex="normal"/>
    </style:style>
    <style:style style:name="P63" style:family="paragraph" style:parent-style-name="sub_20_judul_20_A.1_20_isi" style:master-page-name="">
      <loext:graphic-properties draw:fill="none"/>
      <style:paragraph-properties fo:margin-left="1.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b2f4e" style:font-size-asian="12pt" style:font-size-complex="12pt"/>
    </style:style>
    <style:style style:name="P64" style:family="paragraph" style:parent-style-name="Standard" style:list-style-name="" style:master-page-name="Halaman_20_BAB">
      <style:paragraph-properties fo:margin-top="0cm" fo:margin-bottom="0cm" loext:contextual-spacing="false" fo:line-height="150%" fo:text-align="center" style:justify-single-word="false" style:page-number="6"/>
      <style:text-properties style:font-name="Times New Roman1" fo:font-size="12pt" fo:font-weight="bold" officeooo:paragraph-rsid="0003facc" style:font-size-asian="12pt" style:font-weight-asian="bold" style:font-name-complex="Times New Roman3" style:font-size-complex="12pt" style:font-weight-complex="bold"/>
    </style:style>
    <style:style style:name="P65"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rsid="00598c4f" officeooo:paragraph-rsid="00598c4f" style:font-size-asian="12pt" style:font-weight-asian="bold" style:font-name-complex="Times New Roman3" style:font-size-complex="12pt" style:font-weight-complex="bold"/>
    </style:style>
    <style:style style:name="P66"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officeooo:paragraph-rsid="00b10daf" style:font-size-asian="12pt" style:font-size-complex="12pt"/>
    </style:style>
    <style:style style:name="P67"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style:font-size-asian="12pt" style:font-size-complex="12pt"/>
    </style:style>
    <style:style style:name="P68"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cm" style:auto-text-indent="false" style:page-number="auto" fo:background-color="transparent">
        <style:tab-stops>
          <style:tab-stop style:position="0.794cm"/>
        </style:tab-stops>
      </style:paragraph-properties>
      <style:text-properties style:font-name="Times New Roman1" fo:font-size="12pt" style:font-size-asian="12pt" style:font-size-complex="12pt"/>
    </style:style>
    <style:style style:name="P69"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fo:language="id" fo:country="ID" fo:font-style="normal" officeooo:rsid="00a67af4" officeooo:paragraph-rsid="00a81a9a" style:font-name-asian="Times New Roman3" style:font-size-asian="12pt" style:font-style-asian="normal" style:font-name-complex="Times New Roman3" style:font-size-complex="12pt" style:font-style-complex="normal" loext:padding="0cm" loext:border="none"/>
    </style:style>
    <style:style style:name="P70"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fo:language="id" fo:country="ID" fo:font-style="normal" officeooo:rsid="00a81a9a" officeooo:paragraph-rsid="00a81a9a" style:font-name-asian="Times New Roman3" style:font-size-asian="12pt" style:font-style-asian="normal" style:font-name-complex="Times New Roman3" style:font-size-complex="12pt" style:font-style-complex="normal" loext:padding="0cm" loext:border="none"/>
    </style:style>
    <style:style style:name="P71"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a81a9a" style:font-size-asian="12pt" style:font-size-complex="12pt"/>
    </style:style>
    <style:style style:name="P72"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rsid="00a81a9a" officeooo:paragraph-rsid="00a81a9a" style:font-size-asian="12pt" style:font-size-complex="12pt"/>
    </style:style>
    <style:style style:name="P73"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language="id" fo:country="ID" fo:font-style="normal" officeooo:rsid="00a81a9a" officeooo:paragraph-rsid="00a81a9a" style:font-name-asian="Times New Roman3" style:font-size-asian="12pt" style:font-style-asian="normal" style:font-name-complex="Times New Roman3" style:font-size-complex="12pt" style:font-style-complex="normal" loext:padding="0cm" loext:border="none"/>
    </style:style>
    <style:style style:name="P74"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ab-stops/>
      </style:paragraph-properties>
      <style:text-properties style:font-name="Times New Roman1" fo:font-size="12pt" fo:language="id" fo:country="ID" fo:font-style="normal" officeooo:rsid="00a81a9a" officeooo:paragraph-rsid="00a81a9a" style:font-name-asian="Times New Roman3" style:font-size-asian="12pt" style:font-style-asian="normal" style:font-name-complex="Times New Roman3" style:font-size-complex="12pt" style:font-style-complex="normal" loext:padding="0cm" loext:border="none"/>
    </style:style>
    <style:style style:name="P75"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language="id" fo:country="ID" fo:font-style="normal" officeooo:rsid="00a81a9a" officeooo:paragraph-rsid="00aae7a7" style:font-name-asian="Times New Roman3" style:font-size-asian="12pt" style:font-style-asian="normal" style:font-name-complex="Times New Roman3" style:font-size-complex="12pt" style:font-style-complex="normal" loext:padding="0cm" loext:border="none"/>
    </style:style>
    <style:style style:name="P76"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1" fo:font-size="12pt" officeooo:rsid="00a81a9a" officeooo:paragraph-rsid="00a81a9a" style:font-size-asian="12pt" style:font-size-complex="12pt"/>
    </style:style>
    <style:style style:name="P77" style:family="paragraph" style:parent-style-name="sub_20_judul_20_A.1_20_isi" style:list-style-name="L1"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weight="bold" officeooo:rsid="00a81a9a" officeooo:paragraph-rsid="00aae7a7" style:font-size-asian="12pt" style:font-weight-asian="bold" style:font-size-complex="12pt" style:font-weight-complex="bold"/>
    </style:style>
    <style:style style:name="P78" style:family="paragraph" style:parent-style-name="sub_20_judul_20_A.1_20_isi" style:list-style-name="L2" style:master-page-name="">
      <loext:graphic-properties draw:fill="none"/>
      <style:paragraph-properties fo:margin-left="1.7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fo:font-size="12pt" officeooo:paragraph-rsid="004a93a3" style:font-size-asian="12pt" style:font-size-complex="12pt"/>
    </style:style>
    <style:style style:name="P79" style:family="paragraph" style:parent-style-name="sub_20_judul_20_A.1_20_isi" style:list-style-name="L2" style:master-page-name="">
      <loext:graphic-properties draw:fill="none"/>
      <style:paragraph-properties fo:margin-left="1.7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style:font-size-asian="12pt" style:font-size-complex="12pt"/>
    </style:style>
    <style:style style:name="P80" style:family="paragraph" style:parent-style-name="sub_20_judul_20_A.1_20_isi" style:list-style-name="L2" style:master-page-name="">
      <loext:graphic-properties draw:fill="none"/>
      <style:paragraph-properties fo:margin-left="1.7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4bca69" style:font-size-asian="12pt" style:font-size-complex="12pt"/>
    </style:style>
    <style:style style:name="P81" style:family="paragraph" style:parent-style-name="sub_20_judul_20_A.1_20_isi" style:list-style-name="L2" style:master-page-name="">
      <loext:graphic-properties draw:fill="none"/>
      <style:paragraph-properties fo:margin-left="1.7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4d2267" style:font-size-asian="12pt" style:font-size-complex="12pt"/>
    </style:style>
    <style:style style:name="P82" style:family="paragraph" style:parent-style-name="sub_20_judul_20_A.1_20_isi">
      <style:paragraph-properties fo:margin-left="1.3cm" fo:margin-right="0cm" fo:text-indent="0cm" style:auto-text-indent="false"/>
      <style:text-properties style:font-name="Times New Roman1" fo:font-size="12pt" officeooo:paragraph-rsid="00c4de93" style:font-size-asian="12pt" style:font-size-complex="12pt"/>
    </style:style>
    <style:style style:name="P83" style:family="paragraph" style:parent-style-name="List_20_Paragraph" style:list-style-name="WWNum16" style:master-page-name="">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style:page-number="auto" fo:background-color="#ffffff" style:vertical-align="baseline" style:snap-to-layout-grid="false">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84" style:family="paragraph" style:parent-style-name="List_20_Paragraph" style:list-style-name="WWNum16">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fo:background-color="#ffffff" style:vertical-align="baseline" style:snap-to-layout-grid="false">
        <style:tab-stops>
          <style:tab-stop style:position="0.676cm"/>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85" style:family="paragraph" style:parent-style-name="List_20_Paragraph" style:list-style-name="WWNum16">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fo:background-color="#ffffff" style:vertical-align="baseline" style:snap-to-layout-grid="false">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86" style:family="paragraph" style:parent-style-name="List_20_Paragraph" style:list-style-name="WWNum16">
      <loext:graphic-properties draw:fill="solid" draw:fill-color="#ffffff"/>
      <style:paragraph-properties fo:margin-left="2.9cm" fo:margin-right="0cm" fo:margin-top="0.101cm" fo:margin-bottom="0.101cm" loext:contextual-spacing="true" fo:line-height="150%" fo:text-align="justify" style:justify-single-word="false" fo:text-indent="-0.499cm" style:auto-text-indent="false" fo:background-color="#ffffff" style:vertical-align="baseline" style:snap-to-layout-grid="false">
        <style:tab-stops>
          <style:tab-stop style:position="0.676cm"/>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87"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fo:font-size="12pt" officeooo:paragraph-rsid="00b8795d" style:font-size-asian="12pt" style:font-size-complex="12pt"/>
    </style:style>
    <style:style style:name="P88"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89" style:family="paragraph" style:parent-style-name="Footnote">
      <style:text-properties style:font-name="Times New Roman1"/>
    </style:style>
    <style:style style:name="P90" style:family="paragraph">
      <loext:graphic-properties draw:fill-color="#ffffff"/>
      <style:paragraph-properties fo:text-align="center"/>
    </style:style>
    <style:style style:name="P91" style:family="paragraph">
      <style:paragraph-properties fo:text-align="center"/>
    </style:style>
    <style:style style:name="P92" style:family="paragraph">
      <loext:graphic-properties draw:fill-color="#ffffff"/>
      <style:paragraph-properties fo:text-align="center"/>
      <style:text-properties style:font-name="Times New Roman1" fo:font-size="10pt" style:font-size-asian="10pt" style:font-size-complex="10pt"/>
    </style:style>
    <style:style style:name="P93" style:family="paragraph">
      <style:paragraph-properties fo:text-align="justify"/>
    </style:style>
    <style:style style:name="P94" style:family="paragraph">
      <loext:graphic-properties draw:fill="none" draw:fill-color="#ffffff"/>
      <style:paragraph-properties fo:text-align="justify"/>
      <style:text-properties style:font-name="Times New Roman1" fo:font-size="10pt" style:font-size-asian="10pt" style:font-size-complex="10pt"/>
    </style:style>
    <style:style style:name="P95" style:family="paragraph">
      <loext:graphic-properties draw:fill-color="#ffffff"/>
      <style:text-properties fo:font-size="12pt"/>
    </style:style>
    <style:style style:name="P96" style:family="paragraph">
      <loext:graphic-properties draw:fill-color="#ffffff"/>
      <style:paragraph-properties fo:text-align="center"/>
      <style:text-properties style:font-name="Times New Roman1" fo:font-size="12pt"/>
    </style:style>
    <style:style style:name="P97" style:family="paragraph">
      <loext:graphic-properties draw:fill="none" draw:fill-color="#ffffff"/>
      <style:paragraph-properties fo:text-align="justify"/>
      <style:text-properties style:font-name="Times New Roman1"/>
    </style:style>
    <style:style style:name="P98" style:family="paragraph">
      <loext:graphic-properties draw:fill-color="#ffffff"/>
    </style:style>
    <style:style style:name="T1" style:family="text">
      <style:text-properties fo:font-weight="bold" officeooo:rsid="00210bb4" style:font-weight-asian="bold" style:font-name-complex="Times New Roman3" style:font-weight-complex="bold"/>
    </style:style>
    <style:style style:name="T2" style:family="text">
      <style:text-properties fo:font-weight="bold" officeooo:rsid="00598c4f" style:font-weight-asian="bold" style:font-name-complex="Times New Roman3" style:font-weight-complex="bold"/>
    </style:style>
    <style:style style:name="T3" style:family="text">
      <style:text-properties fo:font-weight="bold" officeooo:rsid="005c9968" style:font-weight-asian="bold" style:font-name-complex="Times New Roman3" style:font-weight-complex="bold"/>
    </style:style>
    <style:style style:name="T4" style:family="text">
      <style:text-properties fo:font-style="italic" style:font-style-asian="italic" style:font-style-complex="italic"/>
    </style:style>
    <style:style style:name="T5" style:family="text">
      <style:text-properties fo:font-style="italic" officeooo:rsid="00406623" style:font-style-asian="italic" style:font-style-complex="italic"/>
    </style:style>
    <style:style style:name="T6" style:family="text">
      <style:text-properties fo:font-style="italic" officeooo:rsid="00424072" style:font-style-asian="italic" style:font-style-complex="italic"/>
    </style:style>
    <style:style style:name="T7" style:family="text">
      <style:text-properties fo:font-style="italic" officeooo:rsid="0063d451" style:font-style-asian="italic" style:font-style-complex="italic"/>
    </style:style>
    <style:style style:name="T8" style:family="text">
      <style:text-properties fo:font-style="italic" officeooo:rsid="00bb2f4e" style:font-style-asian="italic" style:font-style-complex="italic"/>
    </style:style>
    <style:style style:name="T9" style:family="text">
      <style:text-properties fo:font-style="italic" officeooo:rsid="0078d47d" style:font-style-asian="italic" style:font-name-complex="Times New Roman3" style:font-style-complex="italic"/>
    </style:style>
    <style:style style:name="T10" style:family="text">
      <style:text-properties fo:font-style="italic" officeooo:rsid="0028080f" style:font-style-asian="italic" style:font-name-complex="Times New Roman3"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4a944a" style:font-style-asian="italic" style:font-weight-asian="bold" style:font-style-complex="italic" style:font-weight-complex="bold"/>
    </style:style>
    <style:style style:name="T13" style:family="text">
      <style:text-properties fo:font-style="italic" fo:font-weight="bold" officeooo:rsid="004a93a3" style:font-style-asian="italic" style:font-weight-asian="bold" style:font-style-complex="italic" style:font-weight-complex="bold"/>
    </style:style>
    <style:style style:name="T14" style:family="text">
      <style:text-properties officeooo:rsid="00251249"/>
    </style:style>
    <style:style style:name="T15" style:family="text">
      <style:text-properties officeooo:rsid="003dcc02"/>
    </style:style>
    <style:style style:name="T16" style:family="text">
      <style:text-properties officeooo:rsid="00406623"/>
    </style:style>
    <style:style style:name="T17" style:family="text">
      <style:text-properties fo:language="id" fo:country="ID" fo:font-style="italic" style:font-name-asian="Times New Roman3" style:font-style-asian="italic" style:font-name-complex="Times New Roman3"/>
    </style:style>
    <style:style style:name="T18" style:family="text">
      <style:text-properties fo:language="id" fo:country="ID" fo:font-style="italic" style:font-name-asian="Times New Roman3" style:font-style-asian="italic" style:font-name-complex="Times New Roman3" loext:padding="0cm" loext:border="none"/>
    </style:style>
    <style:style style:name="T19" style:family="text">
      <style:text-properties fo:language="id" fo:country="ID" fo:font-style="italic" officeooo:rsid="00424072" style:font-name-asian="Times New Roman3" style:font-style-asian="italic" style:font-name-complex="Times New Roman3" style:font-style-complex="italic" loext:padding="0cm" loext:border="none"/>
    </style:style>
    <style:style style:name="T20" style:family="text">
      <style:text-properties fo:language="id" fo:country="ID" fo:font-style="italic" officeooo:rsid="00a67af4" style:font-name-asian="Times New Roman3" style:font-style-asian="italic" style:font-name-complex="Times New Roman3" style:font-style-complex="italic" loext:padding="0cm" loext:border="none"/>
    </style:style>
    <style:style style:name="T21" style:family="text">
      <style:text-properties fo:language="id" fo:country="ID" fo:font-style="italic" officeooo:rsid="00a7e81f" style:font-name-asian="Times New Roman3" style:font-style-asian="italic" style:font-name-complex="Times New Roman3" style:font-style-complex="italic" loext:padding="0cm" loext:border="none"/>
    </style:style>
    <style:style style:name="T22" style:family="text">
      <style:text-properties fo:language="id" fo:country="ID" fo:font-style="italic" style:font-name-asian="Times New Roman3" style:font-style-asian="italic" style:font-name-complex="Times New Roman3" style:font-style-complex="italic" loext:padding="0cm" loext:border="none"/>
    </style:style>
    <style:style style:name="T23" style:family="text">
      <style:text-properties fo:language="id" fo:country="ID" fo:font-style="italic" officeooo:rsid="007161ed" style:font-name-asian="Times New Roman3" style:font-style-asian="italic" style:font-name-complex="Times New Roman3" style:font-style-complex="italic" loext:padding="0cm" loext:border="none"/>
    </style:style>
    <style:style style:name="T24" style:family="text">
      <style:text-properties fo:language="id" fo:country="ID" fo:font-style="italic" officeooo:rsid="00b8e2a3" style:font-name-asian="Times New Roman3" style:font-style-asian="italic" style:font-name-complex="Times New Roman3" style:font-style-complex="italic" loext:padding="0cm" loext:border="none"/>
    </style:style>
    <style:style style:name="T25" style:family="text">
      <style:text-properties fo:language="id" fo:country="ID" fo:font-style="italic" fo:font-weight="normal" style:font-name-asian="Times New Roman3" style:font-style-asian="italic" style:font-weight-asian="normal" style:font-name-complex="Times New Roman3" style:font-weight-complex="normal"/>
    </style:style>
    <style:style style:name="T26" style:family="text">
      <style:text-properties fo:language="id" fo:country="ID" fo:font-style="italic" style:font-style-asian="italic" style:font-name-complex="Times New Roman3"/>
    </style:style>
    <style:style style:name="T27" style:family="text">
      <style:text-properties fo:language="id" fo:country="ID" style:font-name-asian="Times New Roman3" style:font-name-complex="Times New Roman3"/>
    </style:style>
    <style:style style:name="T28" style:family="text">
      <style:text-properties fo:language="id" fo:country="ID" style:font-name-asian="Times New Roman3" style:font-name-complex="Times New Roman3" loext:padding="0cm" loext:border="none"/>
    </style:style>
    <style:style style:name="T29" style:family="text">
      <style:text-properties fo:language="id" fo:country="ID" officeooo:rsid="00704168" style:font-name-asian="Times New Roman3" style:font-name-complex="Times New Roman3" loext:padding="0cm" loext:border="none"/>
    </style:style>
    <style:style style:name="T30" style:family="text">
      <style:text-properties fo:language="id" fo:country="ID" fo:font-style="normal" officeooo:rsid="00424072" style:font-name-asian="Times New Roman3" style:font-style-asian="normal" style:font-name-complex="Times New Roman3" style:font-style-complex="normal" loext:padding="0cm" loext:border="none"/>
    </style:style>
    <style:style style:name="T31" style:family="text">
      <style:text-properties fo:language="id" fo:country="ID" fo:font-style="normal" officeooo:rsid="00a67af4" style:font-name-asian="Times New Roman3" style:font-style-asian="normal" style:font-name-complex="Times New Roman3" style:font-style-complex="normal" loext:padding="0cm" loext:border="none"/>
    </style:style>
    <style:style style:name="T32" style:family="text">
      <style:text-properties fo:language="id" fo:country="ID" fo:font-style="normal" style:font-name-asian="Times New Roman3" style:font-style-asian="normal" style:font-name-complex="Times New Roman3" style:font-style-complex="normal" loext:padding="0cm" loext:border="none"/>
    </style:style>
    <style:style style:name="T33" style:family="text">
      <style:text-properties fo:language="id" fo:country="ID" fo:font-style="normal" officeooo:rsid="00b10daf" style:font-name-asian="Times New Roman3" style:font-style-asian="normal" style:font-name-complex="Times New Roman3" style:font-style-complex="normal" loext:padding="0cm" loext:border="none"/>
    </style:style>
    <style:style style:name="T34" style:family="text">
      <style:text-properties fo:language="id" fo:country="ID" fo:font-style="normal" officeooo:rsid="00b8244a" style:font-name-asian="Times New Roman3" style:font-style-asian="normal" style:font-name-complex="Times New Roman3" style:font-style-complex="normal" loext:padding="0cm" loext:border="none"/>
    </style:style>
    <style:style style:name="T35" style:family="text">
      <style:text-properties fo:language="id" fo:country="ID" fo:font-style="normal" officeooo:rsid="007161ed" style:font-name-asian="Times New Roman3" style:font-style-asian="normal" style:font-name-complex="Times New Roman3" style:font-style-complex="normal" loext:padding="0cm" loext:border="none"/>
    </style:style>
    <style:style style:name="T36" style:family="text">
      <style:text-properties fo:language="id" fo:country="ID" fo:font-style="normal" officeooo:rsid="0072a108" style:font-name-asian="Times New Roman3" style:font-style-asian="normal" style:font-name-complex="Times New Roman3" style:font-style-complex="normal" loext:padding="0cm" loext:border="none"/>
    </style:style>
    <style:style style:name="T37" style:family="text">
      <style:text-properties fo:language="id" fo:country="ID" fo:font-style="normal" officeooo:rsid="004597cb" style:font-name-asian="Times New Roman3" style:font-style-asian="normal" style:font-name-complex="Times New Roman3" style:font-style-complex="normal" loext:padding="0cm" loext:border="none"/>
    </style:style>
    <style:style style:name="T38" style:family="text">
      <style:text-properties fo:language="id" fo:country="ID" fo:font-style="normal" officeooo:rsid="00474f1c" style:font-name-asian="Times New Roman3" style:font-style-asian="normal" style:font-name-complex="Times New Roman3" style:font-style-complex="normal" loext:padding="0cm" loext:border="none"/>
    </style:style>
    <style:style style:name="T39" style:family="text">
      <style:text-properties fo:language="id" fo:country="ID" fo:font-style="normal" officeooo:rsid="002393ec" style:font-name-asian="Times New Roman3" style:font-style-asian="normal" style:font-name-complex="Times New Roman3" style:font-style-complex="normal" loext:padding="0cm" loext:border="none"/>
    </style:style>
    <style:style style:name="T40" style:family="text">
      <style:text-properties fo:language="id" fo:country="ID" fo:font-style="normal" officeooo:rsid="00bb2f4e" style:font-name-asian="Times New Roman3" style:font-style-asian="normal" style:font-name-complex="Times New Roman3" style:font-style-complex="normal" loext:padding="0cm" loext:border="none"/>
    </style:style>
    <style:style style:name="T41" style:family="text">
      <style:text-properties fo:language="id" fo:country="ID" fo:font-weight="normal" style:font-name-asian="Times New Roman3" style:font-weight-asian="normal" style:font-name-complex="Times New Roman3" style:font-weight-complex="normal"/>
    </style:style>
    <style:style style:name="T42" style:family="text">
      <style:text-properties fo:language="id" fo:country="ID" style:font-name-complex="Times New Roman3"/>
    </style:style>
    <style:style style:name="T43" style:family="text">
      <style:text-properties officeooo:rsid="00424072"/>
    </style:style>
    <style:style style:name="T44" style:family="text">
      <style:text-properties officeooo:rsid="00442659"/>
    </style:style>
    <style:style style:name="T45" style:family="text">
      <style:text-properties officeooo:rsid="00474f1c"/>
    </style:style>
    <style:style style:name="T46" style:family="text">
      <style:text-properties fo:font-variant="normal" fo:text-transform="none" fo:color="#000000" fo:font-style="italic" fo:font-weight="bold" style:font-style-asian="italic" style:font-weight-asian="bold" style:font-style-complex="italic" style:font-weight-complex="bold"/>
    </style:style>
    <style:style style:name="T47" style:family="text">
      <style:text-properties fo:font-variant="normal" fo:text-transform="none" fo:color="#000000" fo:font-style="italic" fo:font-weight="bold" officeooo:rsid="004bca69" style:font-style-asian="italic" style:font-weight-asian="bold" style:font-style-complex="italic" style:font-weight-complex="bold"/>
    </style:style>
    <style:style style:name="T48" style:family="text">
      <style:text-properties fo:font-variant="normal" fo:text-transform="none" fo:color="#000000" fo:font-style="italic" fo:font-weight="bold" officeooo:rsid="004d2267" style:font-style-asian="italic" style:font-weight-asian="bold" style:font-style-complex="italic" style:font-weight-complex="bold"/>
    </style:style>
    <style:style style:name="T49" style:family="text">
      <style:text-properties fo:font-variant="normal" fo:text-transform="none" fo:color="#000000" fo:font-style="italic" fo:font-weight="normal" style:font-style-asian="italic" style:font-weight-asian="normal" style:font-style-complex="italic" style:font-weight-complex="normal"/>
    </style:style>
    <style:style style:name="T50" style:family="text">
      <style:text-properties fo:font-variant="normal" fo:text-transform="none" fo:color="#000000" fo:font-style="normal" fo:font-weight="normal" style:font-style-asian="italic" style:font-weight-asian="normal" style:font-style-complex="italic" style:font-weight-complex="normal"/>
    </style:style>
    <style:style style:name="T51" style:family="text">
      <style:text-properties fo:font-variant="normal" fo:text-transform="none" fo:color="#000000" fo:font-style="normal" fo:font-weight="normal" officeooo:rsid="004bca69" style:font-style-asian="italic" style:font-weight-asian="normal" style:font-style-complex="italic" style:font-weight-complex="normal"/>
    </style:style>
    <style:style style:name="T52" style:family="text">
      <style:text-properties fo:font-variant="normal" fo:text-transform="none" fo:color="#000000" fo:font-style="normal" fo:font-weight="bold" style:font-style-asian="italic" style:font-weight-asian="bold" style:font-style-complex="italic" style:font-weight-complex="bold"/>
    </style:style>
    <style:style style:name="T53" style:family="text">
      <style:text-properties fo:font-variant="normal" fo:text-transform="none" fo:color="#000000" fo:font-style="normal" style:font-style-asian="italic" style:font-style-complex="italic"/>
    </style:style>
    <style:style style:name="T54" style:family="text">
      <style:text-properties fo:font-variant="normal" fo:text-transform="none" fo:color="#000000" fo:font-style="normal" officeooo:rsid="004bca69" style:font-style-asian="italic" style:font-style-complex="italic"/>
    </style:style>
    <style:style style:name="T55" style:family="text">
      <style:text-properties fo:font-variant="normal" fo:text-transform="none" fo:color="#000000" fo:font-style="normal" officeooo:rsid="004d2267" style:font-style-asian="italic" style:font-style-complex="italic"/>
    </style:style>
    <style:style style:name="T56" style:family="text">
      <style:text-properties style:font-name="Times New Roman1"/>
    </style:style>
    <style:style style:name="T57" style:family="text">
      <style:text-properties style:font-name="Times New Roman1" officeooo:rsid="006cc036"/>
    </style:style>
    <style:style style:name="T58" style:family="text">
      <style:text-properties style:font-name="Times New Roman1" officeooo:rsid="00734e66"/>
    </style:style>
    <style:style style:name="T59" style:family="text">
      <style:text-properties style:font-name="Times New Roman1" officeooo:rsid="00a7e81f"/>
    </style:style>
    <style:style style:name="T60" style:family="text">
      <style:text-properties style:font-name="Times New Roman1" officeooo:rsid="00bb2f4e"/>
    </style:style>
    <style:style style:name="T61" style:family="text">
      <style:text-properties officeooo:rsid="005c9968"/>
    </style:style>
    <style:style style:name="T62" style:family="text">
      <style:text-properties fo:font-style="normal" style:font-style-asian="normal" style:font-style-complex="normal"/>
    </style:style>
    <style:style style:name="T63" style:family="text">
      <style:text-properties fo:font-style="normal" officeooo:rsid="00612337" style:font-style-asian="normal" style:font-style-complex="normal"/>
    </style:style>
    <style:style style:name="T64" style:family="text">
      <style:text-properties fo:font-style="normal" officeooo:rsid="00653b7e" style:font-style-asian="normal" style:font-style-complex="normal"/>
    </style:style>
    <style:style style:name="T65" style:family="text">
      <style:text-properties fo:font-style="normal" officeooo:rsid="00670d37" style:font-style-asian="normal" style:font-style-complex="normal"/>
    </style:style>
    <style:style style:name="T66" style:family="text">
      <style:text-properties fo:font-style="normal" officeooo:rsid="0068f68a" style:font-style-asian="normal" style:font-style-complex="normal"/>
    </style:style>
    <style:style style:name="T67" style:family="text">
      <style:text-properties fo:font-style="normal" officeooo:rsid="0028080f" style:font-style-asian="normal" style:font-name-complex="Times New Roman3" style:font-style-complex="normal"/>
    </style:style>
    <style:style style:name="T68" style:family="text">
      <style:text-properties fo:font-style="normal" officeooo:rsid="00a51aa7" style:font-style-asian="normal" style:font-name-complex="Times New Roman3" style:font-style-complex="normal"/>
    </style:style>
    <style:style style:name="T69" style:family="text">
      <style:text-properties fo:font-style="normal" officeooo:rsid="0078d47d" style:font-style-asian="normal" style:font-name-complex="Times New Roman3"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officeooo:rsid="0063d451"/>
    </style:style>
    <style:style style:name="T72" style:family="text">
      <style:text-properties officeooo:rsid="00653b7e"/>
    </style:style>
    <style:style style:name="T73" style:family="text">
      <style:text-properties officeooo:rsid="0068f68a"/>
    </style:style>
    <style:style style:name="T74" style:family="text">
      <style:text-properties officeooo:rsid="006aac6f"/>
    </style:style>
    <style:style style:name="T75" style:family="text">
      <style:text-properties officeooo:rsid="006cc036"/>
    </style:style>
    <style:style style:name="T76" style:family="text">
      <style:text-properties officeooo:rsid="006e0820"/>
    </style:style>
    <style:style style:name="T77" style:family="text">
      <style:text-properties officeooo:rsid="006fb9a4"/>
    </style:style>
    <style:style style:name="T78" style:family="text">
      <style:text-properties officeooo:rsid="0072a108"/>
    </style:style>
    <style:style style:name="T79" style:family="text">
      <style:text-properties officeooo:rsid="00734e66"/>
    </style:style>
    <style:style style:name="T80" style:family="text">
      <style:text-properties officeooo:rsid="007e30e8"/>
    </style:style>
    <style:style style:name="T81" style:family="text">
      <style:text-properties officeooo:rsid="00a7e81f"/>
    </style:style>
    <style:style style:name="T82" style:family="text">
      <style:text-properties officeooo:rsid="00b0dee8"/>
    </style:style>
    <style:style style:name="T83" style:family="text">
      <style:text-properties officeooo:rsid="00b8244a"/>
    </style:style>
    <style:style style:name="T84" style:family="text">
      <style:text-properties officeooo:rsid="00b8795d"/>
    </style:style>
    <style:style style:name="T85" style:family="text">
      <style:text-properties fo:font-weight="normal" style:font-weight-asian="normal" style:font-weight-complex="normal"/>
    </style:style>
    <style:style style:name="T86" style:family="text">
      <style:text-properties fo:font-weight="normal" officeooo:rsid="006c974e" style:font-weight-asian="normal" style:font-weight-complex="normal"/>
    </style:style>
    <style:style style:name="T87" style:family="text">
      <style:text-properties fo:font-weight="normal" officeooo:rsid="004a93a3" style:font-weight-asian="normal" style:font-weight-complex="normal"/>
    </style:style>
    <style:style style:name="T88" style:family="text">
      <style:text-properties fo:font-weight="normal" officeooo:rsid="004a944a" style:font-weight-asian="normal" style:font-weight-complex="normal"/>
    </style:style>
    <style:style style:name="T89" style:family="text">
      <style:text-properties officeooo:rsid="00b8e2a3"/>
    </style:style>
    <style:style style:name="T90" style:family="text">
      <style:text-properties officeooo:rsid="00bb2f4e"/>
    </style:style>
    <style:style style:name="T91" style:family="text">
      <style:text-properties officeooo:rsid="00bcbc5e"/>
    </style:style>
    <style:style style:name="T92" style:family="text">
      <style:text-properties officeooo:rsid="00c42dd1"/>
    </style:style>
    <style:style style:name="T93" style:family="text">
      <style:text-properties style:font-name="Times New Roman1" fo:font-size="12pt" style:font-name-asian="Times New Roman2" style:font-size-asian="12pt"/>
    </style:style>
    <style:style style:name="T94" style:family="text">
      <style:text-properties style:font-name="Times New Roman1" fo:font-size="12pt" fo:font-style="italic" style:font-name-asian="Times New Roman2" style:font-size-asian="12pt" style:font-style-asian="italic" style:font-style-complex="italic"/>
    </style:style>
    <style:style style:name="T95" style:family="text">
      <style:text-properties style:font-name="Times New Roman1" fo:font-size="12pt"/>
    </style:style>
    <style:style style:name="T96" style:family="text">
      <style:text-properties style:font-name="Times New Roman1" fo:font-style="italic" style:font-style-asian="italic"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2.362cm" fo:min-width="7.133cm" style:run-through="background"/>
    </style:style>
    <style:style style:name="gr3" style:family="graphic">
      <style:graphic-properties style:run-through="background"/>
    </style:style>
    <style:style style:name="gr4" style:family="graphic">
      <style:graphic-properties svg:stroke-color="#000000" draw:fill-color="#ffffff" draw:textarea-horizontal-align="justify" draw:textarea-vertical-align="middle" draw:auto-grow-height="false" fo:min-height="2.409cm" fo:min-width="7.133cm" style:run-through="background"/>
    </style:style>
    <style:style style:name="gr5" style:family="graphic">
      <style:graphic-properties svg:stroke-color="#000000" draw:fill-color="#ffffff" draw:textarea-horizontal-align="justify" draw:textarea-vertical-align="middle" draw:auto-grow-height="false" fo:min-height="1.028cm" fo:min-width="4.154cm" style:run-through="foreground"/>
    </style:style>
    <style:style style:name="gr6" style:family="graphic">
      <style:graphic-properties draw:stroke="none" svg:stroke-color="#000000" draw:fill="none" draw:fill-color="#ffffff" fo:min-height="1.949cm" style:run-through="foreground"/>
    </style:style>
    <style:style style:name="gr7" style:family="graphic">
      <style:graphic-properties svg:stroke-color="#000000" draw:textarea-horizontal-align="center" draw:textarea-vertical-align="middle" style:run-through="foreground"/>
    </style:style>
    <style:style style:name="gr8" style:family="graphic">
      <style:graphic-properties svg:stroke-color="#000000" draw:fill-color="#ffffff" draw:textarea-horizontal-align="justify" draw:textarea-vertical-align="middle" draw:auto-grow-height="false" fo:min-height="2.295cm" fo:min-width="9.583cm" style:run-through="foreground"/>
    </style:style>
    <style:style style:name="gr9" style:family="graphic">
      <style:graphic-properties svg:stroke-color="#000000" draw:fill-color="#ffffff" draw:textarea-horizontal-align="justify" draw:textarea-vertical-align="middle" draw:auto-grow-height="false" fo:min-height="1.062cm" fo:min-width="2.826cm" style:run-through="background"/>
    </style:style>
    <style:style style:name="gr10" style:family="graphic">
      <style:graphic-properties draw:stroke="none" svg:stroke-color="#000000" draw:fill="none" draw:fill-color="#ffffff" fo:min-height="1.468cm" style:run-through="foreground"/>
    </style:style>
    <style:style style:name="gr11" style:family="graphic">
      <style:graphic-properties svg:stroke-color="#000000" draw:fill-color="#ffffff" draw:textarea-horizontal-align="justify" draw:textarea-vertical-align="middle" draw:auto-grow-height="false" fo:min-height="3.304cm" fo:min-width="9.525cm" style:run-through="background"/>
    </style:style>
    <style:style style:name="gr12" style:family="graphic">
      <style:graphic-properties svg:stroke-color="#000000" draw:fill-color="#ffffff" draw:textarea-horizontal-align="justify" draw:textarea-vertical-align="middle" draw:auto-grow-height="false" fo:min-height="2.732cm" fo:min-width="9.499cm" style:run-through="background"/>
    </style:style>
    <style:style style:name="gr13" style:family="graphic">
      <style:graphic-properties svg:stroke-color="#000000" draw:fill-color="#ffffff" draw:textarea-horizontal-align="justify" draw:textarea-vertical-align="middle" draw:auto-grow-height="false" fo:min-height="2.731cm" fo:min-width="9.525cm" style:run-through="foreground"/>
    </style:style>
    <style:style style:name="gr14" style:family="graphic">
      <style:graphic-properties svg:stroke-color="#000000" draw:fill-color="#ffffff" draw:textarea-horizontal-align="justify" draw:textarea-vertical-align="middle" draw:auto-grow-height="false" fo:min-height="1.058cm" fo:min-width="3.517cm" style:run-through="background"/>
    </style:style>
    <style:style style:name="gr15" style:family="graphic">
      <style:graphic-properties draw:stroke="none" svg:stroke-color="#000000" draw:fill="none" draw:fill-color="#ffffff" fo:min-height="2.923cm" style:run-through="foreground"/>
    </style:style>
    <style:style style:name="gr16" style:family="graphic">
      <style:graphic-properties draw:stroke="none" svg:stroke-color="#000000" draw:fill="none" draw:fill-color="#ffffff" fo:min-height="2.03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soft-page-break/>BAB II</text:h>
      <text:h text:style-name="P65" text:outline-level="1">DESKRIPSI TEORITIK DAN KERANGKA BERPIKIR</text:h>
      <text:h text:style-name="P65" text:outline-level="1"/>
      <text:p text:style-name="P53"><text:span text:style-name="T1">A. </text:span><text:span text:style-name="T3">Deskripsi Teoritik</text:span></text:p>
      <text:p text:style-name="P22"><text:tab/>Deskripsi teoritik me<text:span text:style-name="T61">ru</text:span>pakan sebuah d<text:span text:style-name="T92">e</text:span>finisi atau pengertian yang berkaitan dengan judul yang diambil oleh penulis, deskripsi teoritik juga merupakan <text:s text:c="2"/>pendefinisian dari variabel yang berkaitan dengan judul.</text:p>
      <text:p text:style-name="P48">A.<text:span text:style-name="T84">1</text:span> <text:span text:style-name="T16">Definisi </text:span><text:span text:style-name="T5">Tracer Study</text:span></text:p>
      <text:p text:style-name="P10"><text:span text:style-name="T18"><text:tab/>“Tracer Study </text:span><text:span text:style-name="T28">adalah penelitian mengenai lulusan dari suatu perguruan tinggi atau BAN-PT yakni penelusuran alumni menggali informasi melalui pengisian kuesioner yang disusun sedemikian rupa untuk tujuan perbaikan kurikulum dan proses pendidikan di suatu sekolah. </text:span><text:span text:style-name="T18">Tracer Study </text:span><text:span text:style-name="T28">termasuk dalam standar ketiga dari tujuh standar dalam Standar Akreditasi Program Sarjana yakni mahasiswa dan lulusan, sehingga untuk point lulusan dapat ditelusuri dengan kegiatan </text:span><text:span text:style-name="T18">tracer study</text:span><text:span text:style-name="T28">”.</text:span><text:span text:style-name="T28"><text:note text:id="ftn1" text:note-class="footnote"><text:note-citation>1</text:note-citation><text:note-body><text:p text:style-name="P33">Syafiq, Ahmad and Fikawati, Sandra, 2012. <text:span text:style-name="T4">Tracer Study Universitas Indonesia</text:span><text:span text:style-name="T62">, UI Pres</text:span><text:span text:style-name="T66">s,</text:span> <text:tab/>Jakarta, <text:span text:style-name="T73">hal. 2</text:span> </text:p></text:note-body></text:note></text:span><text:span text:style-name="T28"> “</text:span><text:span text:style-name="T18">Tracer Study </text:span><text:span text:style-name="T28">juga memberikan informasi yang berharga dari evaluasi hasil pendidikan dan pelatihan di instansi tertentu, dengan demikian </text:span><text:span text:style-name="T18">tracer study </text:span><text:span text:style-name="T28">mampu menyediakan sebuah keputusan untuk membuat rencana kegiatan pendidikan yang akan datang”.</text:span><text:span text:style-name="T28"><text:note text:id="ftn2" text:note-class="footnote"><text:note-citation>2</text:note-citation><text:note-body><text:p text:style-name="P26">Ramirez ,T. L., L. T. Cruz, N. V. Alcantara. 2014. Tracer Study Of <text:s/>Rtu</text:p><text:p text:style-name="P26"><text:tab/><text:tab/>Graduates : An Analysis. International Refereed Research Journal, 01/2014, <text:span text:style-name="T74">V</text:span>ol 5, hal. <text:tab/>6<text:span text:style-name="T74">7</text:span></text:p></text:note-body></text:note></text:span><text:span text:style-name="T28"> </text:span></text:p>
      <text:p text:style-name="P8"><text:tab/>Berdasarkan buku terbitan BAN-PT untuk data-data mengenai lulusan berisi mengenai berbagai faktor berikut :</text:p>
      <text:list xml:id="list7497296" text:style-name="WWNum16">
        <text:list-item>
          <text:p text:style-name="P83">Profil Lulusan</text:p>
          <text:list>
            <text:list-item>
              <text:list>
                <text:list-item>
                  <text:list>
                    <text:list-item>
                      <text:list>
                        <text:list-item>
                          <text:list>
                            <text:list-item>
                              <text:list>
                                <text:list-item>
                                  <text:list>
                                    <text:list-item>
                                      <text:list>
                                        <text:list-item>
                                          <text:list>
                                            <text:list-header>
                                              <text:p text:style-name="P86"><text:s/><text:tab/>Ketepatan waktu penyelesaian studi, proporsi mahasiswa yang menyelesaikan studi dalam batas masa studi.</text:p>
                                            </text:list-header>
                                          </text:list>
                                        </text:list-item>
                                      </text:list>
                                    </text:list-item>
                                  </text:list>
                                </text:list-item>
                              </text:list>
                            </text:list-item>
                          </text:list>
                        </text:list-item>
                      </text:list>
                    </text:list-item>
                  </text:list>
                </text:list-item>
              </text:list>
            </text:list-item>
          </text:list>
        </text:list-item>
        <text:list-item>
          <text:p text:style-name="P83">Layanan dan Pendayagunaan Lulusan</text:p>
          <text:list>
            <text:list-header>
              <text:p text:style-name="P84"><text:s/><text:tab/>Terdiri dari ragam, jenis, wadah, mutu, harga, dan intensitas.</text:p>
            </text:list-header>
          </text:list>
        </text:list-item>
        <text:list-item>
          <text:p text:style-name="P83"><text:soft-page-break/>Pelacakan dan Perekaman Data Lulusan</text:p>
          <text:list>
            <text:list-item>
              <text:list>
                <text:list-item>
                  <text:list>
                    <text:list-item>
                      <text:list>
                        <text:list-item>
                          <text:list>
                            <text:list-item>
                              <text:list>
                                <text:list-item>
                                  <text:list>
                                    <text:list-header>
                                      <text:p text:style-name="P84"><text:s/><text:tab/>Kekomprehensifan, pemutakhiran, profil masa tunggu kerja pertaman, kesesuaian bidang kerja dengan bidang studi, dan posisi kerja pertama.</text:p>
                                    </text:list-header>
                                  </text:list>
                                </text:list-item>
                              </text:list>
                            </text:list-item>
                          </text:list>
                        </text:list-item>
                      </text:list>
                    </text:list-item>
                  </text:list>
                </text:list-item>
              </text:list>
            </text:list-item>
          </text:list>
        </text:list-item>
        <text:list-item>
          <text:p text:style-name="P85">Partisipasi Alumni</text:p>
        </text:list-item>
      </text:list>
      <text:p text:style-name="P54"><text:tab/>Partisipasi lulusan dan alumni dalam mendukung pengembangan akademik dan non-akademik program studi.</text:p>
      <text:p text:style-name="P49">A.<text:span text:style-name="T84">2</text:span> <text:span text:style-name="T16">Definisi Alumni</text:span></text:p>
      <text:p text:style-name="P15"><text:tab/>Apabila kita mendengar kata alumni akan terlintas dipikiran, bahwa alumni adalah sesuatu yang berkaitan dengan tempat pembelajaran dan secara terperincinya ada yang memikirkan tentang mantan pelajar sebuah institusi pembalajaran.</text:p>
      <text:p text:style-name="P5"><text:span text:style-name="T85"><text:tab/>“Alumni adalah orang-orang yang telah mengikuti atau tamat dari suatu sekolah atau perguruan tinggi. Alumni merupakanbagian yang tidak dapat dipisahkan dalam sebuah siklus pendidikan. Alumni menjadi penghubung sekolah dengan kampus dan dunia global dan juga berfungsi sebagai media yang menyampaikan visi dunia kepada sekolah”.</text:span><text:span text:style-name="T85"><text:note text:id="ftn3" text:note-class="footnote"><text:note-citation>3</text:note-citation><text:note-body><text:p text:style-name="P26">Almanfaluthi, Riza, 2009, Alumni atau Al<text:span text:style-name="T75">u</text:span>mnus,</text:p><text:p text:style-name="Footnote"><text:span text:style-name="T56"><text:tab/><text:tab/></text:span><text:a xlink:type="simple" xlink:href="https://rizaalmanfaluthi.com/2009/10/08/alumni-atau-alumnus" text:style-name="Internet_20_link" text:visited-style-name="Visited_20_Internet_20_Link"><text:span text:style-name="T56">https://rizaalmanfaluthi.com/2009/10/08/alumni-atau-alumnus</text:span></text:a><text:span text:style-name="T56">, diakses </text:span><text:span text:style-name="T57">pada</text:span><text:span text:style-name="T56"> tanggal <text:tab/>14 <text:tab/></text:span><text:span text:style-name="T57">Mei 2019</text:span></text:p></text:note-body></text:note></text:span></text:p>
      <text:p text:style-name="P23">A.<text:span text:style-name="T89">3</text:span> Definisi Sistem</text:p>
      <text:p text:style-name="P6"><text:s text:c="6"/>“Sistem adalah suatu jaringan kerja dari prosedur-prosedur yang saling berhubungan, berkumpul dan bersama-sama untuk melakukan kegiatan atau untuk melakukan sasaran tertentu”.<text:note text:id="ftn4" text:note-class="footnote"><text:note-citation>4</text:note-citation><text:note-body><text:p text:style-name="P27">Hutahean, Jeperson, 2015, <text:span text:style-name="T4">Konsep Sistem Informasi</text:span><text:span text:style-name="T62">, Deepublish, Yogyakarta, hal. 2</text:span></text:p></text:note-body></text:note></text:p>
      <text:p text:style-name="P7"><text:span text:style-name="T80"><text:tab/>“S</text:span>istem dapat diartikan sebagai serangkaian komponen-komponen yang saling berinteraksi dan bekerja sama untuk mencapai tujuan tertentu, dan didalam sistem terkandung tiga elemen penting yaitu rangkaian komponen, interaksi dan kerja sama dan yang terakhir adalah tujuan“.<text:note text:id="ftn5" text:note-class="footnote"><text:note-citation>5</text:note-citation><text:note-body><text:p text:style-name="P30">Saputra dan Bukhori, 2014, Perancangan sistem informasi penggajian pada Sekolah<text:tab/>Menengah Pertama (SMP) PGRI Kebonagung, Indonesian Journal on Networking and <text:tab/>Security, 03/2014, Vol 3, hal. 6-10</text:p></text:note-body></text:note></text:p>
      <text:p text:style-name="P18"><text:soft-page-break/>A.<text:span text:style-name="T89">4</text:span> <text:span text:style-name="T15">Karateristik Sistem</text:span></text:p>
      <text:p text:style-name="P3"><text:tab/>“Agar suatu sistem dapat dikatan sistem yang baik harus memiliki karateristik seperti berikut <text:s/>“. <text:note text:id="ftn6" text:note-class="footnote"><text:note-citation>6</text:note-citation><text:note-body><text:p text:style-name="P28">Hutahean, Jeperson, 2015, <text:span text:style-name="T4">Konsep Sistem Informasi</text:span><text:span text:style-name="T62">, Deepublish, Yogyakarta, hal. </text:span><text:span text:style-name="T63">3</text:span></text:p></text:note-body></text:note></text:p>
      <text:list xml:id="list2678406275" text:style-name="WWNum13">
        <text:list-item>
          <text:p text:style-name="P87"><text:span text:style-name="T27">Komponen Sistem (</text:span><text:span text:style-name="T17">Component</text:span><text:span text:style-name="T27">)</text:span></text:p>
        </text:list-item>
      </text:list>
      <text:p text:style-name="P41"><text:tab/>Suatu sistem terdiri dari sejumlah komponen yang membentuk suatu kesatuan, komponen sistem itu sendiri terdiri dari sub-sub sistem yang masing-masing memiliki sifat dari sistem utamanya, yang mempengaruhi proses secara keseluruhan.</text:p>
      <text:list xml:id="list224945950684787" text:continue-numbering="true" text:style-name="WWNum13">
        <text:list-item>
          <text:p text:style-name="P88"><text:span text:style-name="T27">Batasan Sistem (</text:span><text:span text:style-name="T17">Boundary</text:span><text:span text:style-name="T27">)</text:span></text:p>
        </text:list-item>
      </text:list>
      <text:p text:style-name="P41"><text:tab/>Batasan sistem merupakan daerah yang membatasi antara satu sistem dengan sistem lainnya atau dengan lingkungan luarnya. Batasan sistem ini menunjukkan ruang lingkup dari sistem tersebut.</text:p>
      <text:list xml:id="list224946224145203" text:continue-numbering="true" text:style-name="WWNum13">
        <text:list-item>
          <text:p text:style-name="P88"><text:span text:style-name="T27">Lingkungan Luar Sistem (</text:span><text:span text:style-name="T17">Environment</text:span><text:span text:style-name="T27">)</text:span></text:p>
        </text:list-item>
      </text:list>
      <text:p text:style-name="P42"><text:span text:style-name="T27"><text:tab/>Lingkungan luar dari suatu sistem adalah apapaun diluar batas dari sistem yang mempengaruhi operasi sistem itu seperti bagian </text:span><text:span text:style-name="T17">admin </text:span><text:span text:style-name="T27">registrasi, bagian teknik dan pimpinan.</text:span></text:p>
      <text:list xml:id="list224946227593660" text:continue-numbering="true" text:style-name="WWNum13">
        <text:list-item>
          <text:p text:style-name="P88"><text:span text:style-name="T27">Penghubung Sistem (</text:span><text:span text:style-name="T17">Interface</text:span><text:span text:style-name="T27">)</text:span></text:p>
        </text:list-item>
      </text:list>
      <text:p text:style-name="P42"><text:span text:style-name="T17"><text:tab/>Interface </text:span><text:span text:style-name="T27">adalah media yang menghubungkan antara satu </text:span><text:span text:style-name="T17">sub </text:span><text:span text:style-name="T27">sistem dengan </text:span><text:span text:style-name="T17">sub </text:span><text:span text:style-name="T27">sistem lainnya.</text:span></text:p>
      <text:list xml:id="list224946590275036" text:continue-numbering="true" text:style-name="WWNum13">
        <text:list-item>
          <text:p text:style-name="P88"><text:span text:style-name="T27">Masukan Sistem (</text:span><text:span text:style-name="T17">Input</text:span><text:span text:style-name="T27">)</text:span></text:p>
        </text:list-item>
      </text:list>
      <text:p text:style-name="P42"><text:span text:style-name="T17"><text:tab/>Input </text:span><text:span text:style-name="T27"><text:s/>sistem dapat berupa data atau informasi yang akan diolah lebih lanjut oleh suatu sistem.</text:span></text:p>
      <text:list xml:id="list224944939887735" text:continue-numbering="true" text:style-name="WWNum13">
        <text:list-item>
          <text:p text:style-name="P88"><text:span text:style-name="T27">Pengolahan Sistem (</text:span><text:span text:style-name="T17">Process</text:span><text:span text:style-name="T27">)</text:span></text:p>
        </text:list-item>
      </text:list>
      <text:p text:style-name="P41"><text:tab/>Suatu sistem mempunyai pengolah yang brtugas untuk merubah masukan menjadi keluaran.</text:p>
      <text:list xml:id="list224945127619875" text:continue-numbering="true" text:style-name="WWNum13">
        <text:list-item>
          <text:p text:style-name="P88"><text:span text:style-name="T27">Keluaran Sistem (</text:span><text:span text:style-name="T17">Output</text:span><text:span text:style-name="T27">)</text:span></text:p>
        </text:list-item>
      </text:list>
      <text:p text:style-name="P41"><text:tab/>Keluaran sistem ad<text:span text:style-name="T82">a</text:span>lah hasil proses suatu sistem yang telah diklarifikasikan dan menjadi keluaran yang berguna.</text:p>
      <text:list xml:id="list224946612985093" text:continue-numbering="true" text:style-name="WWNum13">
        <text:list-item>
          <text:p text:style-name="P88"><text:span text:style-name="T27">Sasaran Sistem (</text:span><text:span text:style-name="T17">Objectives</text:span><text:span text:style-name="T27">)</text:span></text:p>
        </text:list-item>
      </text:list>
      <text:p text:style-name="P4"><text:soft-page-break/><text:span text:style-name="T41"><text:s text:c="5"/>Suatu sistem pasti mempunyai sasaran atau tujuan agar setiap data yang di proses menghasilkan informasi yang akurat dan sesuai dengan yang diinginkan oleh pengguna (</text:span><text:span text:style-name="T25">user</text:span><text:span text:style-name="T41">) sistem tersebut</text:span><text:span text:style-name="T25">.</text:span> </text:p>
      <text:p text:style-name="P52">A.<text:span text:style-name="T89">5</text:span> Definisi Informasi</text:p>
      <text:p text:style-name="P17"><text:tab/>“Informasi adalah data yang diolah menjadi bentuk yang lebih berguna dan lebih berarti bagi penerimanya. Sumber informasi adalah data. Data kenyataan yang menggambarkan suatu kejadian-kejadian <text:span text:style-name="T71">(</text:span><text:span text:style-name="T7">event</text:span><text:span text:style-name="T71">)</text:span> adalah kejadian yang terjadi pada saat tertentu“.<text:note text:id="ftn7" text:note-class="footnote"><text:note-citation>7</text:note-citation><text:note-body><text:p text:style-name="P29">Hutahean, Jeperson, 2015, <text:span text:style-name="T4">Konsep Sistem Informasi</text:span><text:span text:style-name="T62">, Deepublish, Yogyakarta, hal. </text:span><text:span text:style-name="T64">9</text:span></text:p></text:note-body></text:note> </text:p>
      <text:p text:style-name="P16"><text:tab/>“Informasi adalah data yang telah diklasifikasikan atau diolah atau diinterpretasikan untuk digunakan dalam proses pengambilan keputusan. Sistem pengolahan informasi akan mengolah data menjadi informasi atau mengolah data dari bentuk tak berguna menjadi berguna bagi yang menerimanya. Nilai informasi berhubungan dengan keputusan , bila tidak ada pilihan atau keputusan maka informasi tidak diperlukan. Keputusan dapat berkisar dari keputusan berulang sederhana sampai keputusan strategis jangka panjang. Nilai informasi dilukiskan paling berarti dalam konteks pengambilan keputusan”.<text:note text:id="ftn8" text:note-class="footnote"><text:note-citation>8</text:note-citation><text:note-body><text:p text:style-name="P26">Sutabri, Tata, 2012, <text:span text:style-name="T4">Analisis Sistem Informasi, </text:span><text:span text:style-name="T64">Andi Offset, </text:span>Yogyakarta, <text:span text:style-name="T72">hal. 22</text:span></text:p></text:note-body></text:note></text:p>
      <text:p text:style-name="P55">Informasi dapat dikelompokkan menjadi 3 bagian yaitu :</text:p>
      <text:list xml:id="list2706566839" text:style-name="WWNum14">
        <text:list-item>
          <text:list>
            <text:list-item>
              <text:p text:style-name="P66">Infromasi Strategis</text:p>
              <text:list>
                <text:list-item>
                  <text:list>
                    <text:list-item>
                      <text:list>
                        <text:list-item>
                          <text:list>
                            <text:list-item>
                              <text:list>
                                <text:list-item>
                                  <text:list>
                                    <text:list-item>
                                      <text:list>
                                        <text:list-item>
                                          <text:list>
                                            <text:list-header>
                                              <text:p text:style-name="P68"><text:s/><text:tab/>Informasi yang digunakan untuk mengambil keputusan jangka panjang yang mencakup informasi eksternal, rencana perluasan perusahaan, dan sebagainnya.</text:p>
                                            </text:list-header>
                                          </text:list>
                                        </text:list-item>
                                      </text:list>
                                    </text:list-item>
                                  </text:list>
                                </text:list-item>
                              </text:list>
                            </text:list-item>
                          </text:list>
                        </text:list-item>
                      </text:list>
                    </text:list-item>
                  </text:list>
                </text:list-item>
              </text:list>
            </text:list-item>
            <text:list-item>
              <text:p text:style-name="P67">Informasi Taktis</text:p>
              <text:list>
                <text:list-item>
                  <text:list>
                    <text:list-item>
                      <text:list>
                        <text:list-item>
                          <text:list>
                            <text:list-item>
                              <text:list>
                                <text:list-item>
                                  <text:list>
                                    <text:list-item>
                                      <text:list>
                                        <text:list-item>
                                          <text:list>
                                            <text:list-header>
                                              <text:p text:style-name="P68"><text:s/><text:tab/>Informasi yang dibutuhkan untuk mengambil keputusan jangka menengah, seperti informasi tren penjualan yang dapat dimanfaatkan untuk menyusun rencana penjualan.</text:p>
                                            </text:list-header>
                                          </text:list>
                                        </text:list-item>
                                      </text:list>
                                    </text:list-item>
                                  </text:list>
                                </text:list-item>
                              </text:list>
                            </text:list-item>
                          </text:list>
                        </text:list-item>
                      </text:list>
                    </text:list-item>
                  </text:list>
                </text:list-item>
              </text:list>
            </text:list-item>
            <text:list-item>
              <text:p text:style-name="P67">Informasi Teknis</text:p>
              <text:list>
                <text:list-item>
                  <text:list>
                    <text:list-item>
                      <text:list>
                        <text:list-item>
                          <text:list>
                            <text:list-item>
                              <text:list>
                                <text:list-header>
                                  <text:p text:style-name="P68"><text:soft-page-break/><text:span text:style-name="T42"><text:s text:c="4"/><text:tab/>Informasi yang dibutuhkan untuk keperluan sehari-hari, seperti informasi persediaan </text:span><text:span text:style-name="T26">stock, </text:span><text:span text:style-name="T42">retur penjualan, dan laporan kas harian.</text:span></text:p>
                                </text:list-header>
                              </text:list>
                            </text:list-item>
                          </text:list>
                        </text:list-item>
                      </text:list>
                    </text:list-item>
                  </text:list>
                </text:list-item>
              </text:list>
            </text:list-item>
          </text:list>
        </text:list-item>
      </text:list>
      <text:p text:style-name="P47">A.<text:span text:style-name="T89">6</text:span> <text:span text:style-name="T16">Definisi Sistem Informasi</text:span></text:p>
      <text:p text:style-name="P11"><text:span text:style-name="T27"><text:tab/>“Sistem informasi adalah sistem yang dapat didefinisikan dengan mengumpulkan, menyimpan, menganalisis, menyebarkan informasi untuk tujuan tertentu. Seperti sistem lainnya, sebuah sistem informasi terdiri atas input dan output”.</text:span><text:span text:style-name="T27"><text:note text:id="ftn9" text:note-class="footnote"><text:note-citation>9</text:note-citation><text:note-body><text:p text:style-name="P31">Sutarman, 2012, <text:span text:style-name="T4">Pengantar Teknologi Informasi,</text:span> PT. Bumi Aksara, <text:span text:style-name="T62">Jakarta, </text:span><text:span text:style-name="T65">hal.13</text:span></text:p></text:note-body></text:note></text:span></text:p>
      <text:p text:style-name="P11"><text:tab/>“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text:note text:id="ftn10" text:note-class="footnote"><text:note-citation>10</text:note-citation><text:note-body><text:p text:style-name="P32">Sutabri, Tata, 2012, <text:span text:style-name="T4">Analisis Sistem Informasi, </text:span><text:span text:style-name="T64">Andi Offset, </text:span>Yogyakarta, <text:span text:style-name="T72">hal. 38</text:span></text:p></text:note-body></text:note></text:p>
      <text:p text:style-name="P50">A.<text:span text:style-name="T83">7</text:span> <text:span text:style-name="T14">Definisi Website</text:span></text:p>
      <text:p text:style-name="P82"><text:span text:style-name="T18"><text:tab/></text:span><text:span text:style-name="T32">“</text:span><text:span text:style-name="T18">Website </text:span><text:span text:style-name="T28">adalah kumpulan halaman web yang sudah dipublikasi di jaringan </text:span><text:span text:style-name="T18">internet </text:span><text:span text:style-name="T28">dan memiliki domain/URL (</text:span><text:span text:style-name="T18">Uniform Resource Locator</text:span><text:span text:style-name="T28">) yang dapat diakses semua pengguna internet dengan cara mengetikan alamatnya. Hal ini dimungkinkan dengan adanya teknologi </text:span><text:span text:style-name="T18">WWW </text:span><text:span text:style-name="T28">(</text:span><text:span text:style-name="T18">World Wide Web</text:span><text:span text:style-name="T28">)”.</text:span><text:span text:style-name="T18"><text:note text:id="ftn0" text:note-class="footnote"><text:note-citation>11</text:note-citation><text:note-body><text:p text:style-name="P26">Arief, M.Rudyanto, 2011, <text:span text:style-name="T4">Pemrograman Web Dinamis Menggunakan PHP dan MYSQL,</text:span> <text:tab/>Andi <text:span text:style-name="T76">Offset,</text:span> Yogyakarta, <text:span text:style-name="T76">hal. 23</text:span></text:p></text:note-body></text:note></text:span></text:p>
      <text:p text:style-name="P9"><text:span text:style-name="T28"><text:tab/>Halaman website biasanya berupa dokumen yang ditulis dalam format HTML (</text:span><text:span text:style-name="T18">Hyper Text Markup language</text:span><text:span text:style-name="T28">) yang dapat diakses melalui HTTP, HTTPS yaitu suatu protokol yang menyampaikan berbagai informasi dari </text:span><text:span text:style-name="T18">server website</text:span><text:span text:style-name="T28"> untuk ditampilkan kepada para </text:span><text:span text:style-name="T18">user </text:span><text:span text:style-name="T28">atau pemakai </text:span><text:span text:style-name="T18">web browser .</text:span></text:p>
      <text:p text:style-name="P50">A.<text:span text:style-name="T83">8</text:span> <text:s/><text:span text:style-name="T43">Definisi Database</text:span></text:p>
      <text:p text:style-name="P9"><text:span text:style-name="T18"><text:tab/></text:span><text:span text:style-name="T32">“</text:span><text:span text:style-name="T18">Database </text:span><text:span text:style-name="T28">adalah struktur penyimpanan data. Untuk menambah, mengakses, dan memproses data yang disimpan dalam sebuah </text:span><text:span text:style-name="T18">database </text:span><text:soft-page-break/><text:span text:style-name="T28">komputer, diperlukan sistem manajemen </text:span><text:span text:style-name="T18">database </text:span><text:span text:style-name="T28">seperti MySQL Server “.</text:span><text:span text:style-name="T28"><text:note text:id="ftn12" text:note-class="footnote"><text:note-citation>12</text:note-citation><text:note-body><text:p text:style-name="P34">Kustiyaningsih, Yeni, 2011, <text:span text:style-name="T4">Pemrograman Basis Data berbasis Web Menggunakan PHP dan <text:tab/>MySQL, </text:span><text:span text:style-name="T62">Graha Ilmu,</text:span> Yogyakarta, <text:span text:style-name="T76">hal</text:span>. <text:span text:style-name="T76">143</text:span></text:p></text:note-body></text:note></text:span></text:p>
      <text:p text:style-name="P56"><text:span text:style-name="T28"><text:tab/>“Basis data dapat diartikan sebagai markas atau gudang data, tempat bersarang atau berkumpul data. Prinsip utama basis data adalah pengaturan data dengan tujuan fleksibilitas dan kecepatan dalam pengambilan keputusan data kembali. Adapun tujuan basis data diantaranya sebagai efisiensi yang meliputi </text:span><text:span text:style-name="T18">speed, space &amp; accuracy </text:span><text:span text:style-name="T28">menangani data dalam jumlah yang besar, kebersamaan pemakaian, dan meniadakan duplikasi”.</text:span><text:span text:style-name="T28"><text:note text:id="ftn13" text:note-class="footnote"><text:note-citation>13</text:note-citation><text:note-body><text:p text:style-name="P35">Yakub, 2012, <text:span text:style-name="T4">Pengantar Sistem informasi, </text:span><text:span text:style-name="T70">Graha Ilmu,</text:span> Yogyakarta, <text:span text:style-name="T77">hal. 51</text:span></text:p></text:note-body></text:note></text:span></text:p>
      <text:p text:style-name="P51">A.<text:span text:style-name="T83">9</text:span> <text:span text:style-name="T44">Definisi PHP</text:span></text:p>
      <text:p text:style-name="P58"><text:span text:style-name="T28"><text:tab/>“PHP adalah <text:s/>Bahasa </text:span><text:span text:style-name="T22">server-side scripting</text:span><text:span text:style-name="T28"> yang menyatu dengan HTML untuk membuat halaman </text:span><text:span text:style-name="T22">web</text:span><text:span text:style-name="T28"> yang dinamis. Karena PHP merupakan </text:span><text:span text:style-name="T22">server-side scripting</text:span><text:span text:style-name="T28"> maka sintaks dan perintah-perintah PHP akan diesksekusi diserver kemudian hasilnya akan dikirimkan ke browser dengan format HTML</text:span><text:span text:style-name="T29">”</text:span><text:span text:style-name="T28">.</text:span><text:span text:style-name="T28"><text:note text:id="ftn14" text:note-class="footnote"><text:note-citation>14</text:note-citation><text:note-body><text:p text:style-name="P36">Arief, M.Rudyanto, 2011, <text:span text:style-name="T4">Pemrograman Web Dinamis Menggunakan PHP dan MYSQL,</text:span> <text:tab/>Andi <text:span text:style-name="T76">Offset,</text:span> Yogyakarta, <text:span text:style-name="T76">hal. 43</text:span></text:p></text:note-body></text:note></text:span></text:p>
      <text:p text:style-name="P19"><text:span text:style-name="T43">A.10</text:span> <text:span text:style-name="T43">Definisi </text:span><text:span text:style-name="T6">MySQL</text:span></text:p>
      <text:p text:style-name="P57"><text:span text:style-name="T22"><text:tab/>“MySQL</text:span><text:span text:style-name="T32"> adalah </text:span><text:span text:style-name="T22">software</text:span><text:span text:style-name="T32"> atau program </text:span><text:span text:style-name="T23">d</text:span><text:span text:style-name="T22">atabase </text:span><text:span text:style-name="T23">s</text:span><text:span text:style-name="T22">erver</text:span><text:span text:style-name="T32">, </text:span><text:span text:style-name="T35">s</text:span><text:span text:style-name="T32">edangkan </text:span><text:span text:style-name="T22">SQL</text:span><text:span text:style-name="T32"> adalah bahasa pemrogram</text:span><text:span text:style-name="T35">m</text:span><text:span text:style-name="T32">annya, bahasa permintaan (</text:span><text:span text:style-name="T22">query</text:span><text:span text:style-name="T32">) dalam </text:span><text:span text:style-name="T22">database server</text:span><text:span text:style-name="T32"> termasuk dalam </text:span><text:span text:style-name="T22">MySQL</text:span><text:span text:style-name="T32"> itu sendiri. </text:span><text:span text:style-name="T22">SQL</text:span><text:span text:style-name="T32"> juga dipakai dalam software database server lain, seperti </text:span><text:span text:style-name="T22">SQL Server, Oracle, PostgreSQL</text:span><text:span text:style-name="T32"> dan lainnya”</text:span><text:span text:style-name="T36">.</text:span><text:span text:style-name="T36"><text:note text:id="ftn15" text:note-class="footnote"><text:note-citation>15</text:note-citation><text:note-body><text:p text:style-name="P37">Nugroho, Bunafit, 2013, <text:span text:style-name="T4">Dasar Pemograman Web PHP - MySQL dengan Dreamweaver, </text:span><text:span text:style-name="T62">Gava <text:tab/>Media,</text:span> Yogyakarta, <text:span text:style-name="T78">hal. 26</text:span> </text:p></text:note-body></text:note></text:span></text:p>
      <text:p text:style-name="P20"><text:span text:style-name="T43">A.11</text:span> <text:span text:style-name="T43">Definisi UML </text:span><text:span text:style-name="T6">(Unified Modeling Language)</text:span></text:p>
      <text:p text:style-name="P9"><text:tab/>Berikut ini definisi <text:span text:style-name="T4">Unified Modeling Language</text:span> (UML) menurut para ahli:</text:p>
      <text:p text:style-name="P9"><text:soft-page-break/><text:tab/>“UML hanya berfungsi untuk melakukan pemodelan. Jadi penggunaan UML tidak terbatas pada metodologi tertentu, meskipun pada kenyataannya UML paling banyak digunakan pada metodologi berorientasi objek”.<text:note text:id="ftn16" text:note-class="footnote"><text:note-citation>16</text:note-citation><text:note-body><text:p text:style-name="P38">A.S, Rosa dan M. Shalahudin, <text:span text:style-name="T79">2014,</text:span> <text:span text:style-name="T4">Rekayasa Perangkat Lunak</text:span>., Informatika, Bandung, </text:p><text:p text:style-name="P25"><text:span text:style-name="T58"><text:tab/><text:tab/>hal. 133</text:span> </text:p></text:note-body></text:note></text:p>
      <text:p text:style-name="P12"><text:span text:style-name="T4"><text:tab/></text:span><text:span text:style-name="T62">“</text:span><text:span text:style-name="T4">Unified Modeling Language</text:span> (UML) adalah Bahasa standar untuk pemodelan perangkat lunak dan untuk model proses bisnis dan memiliki muncul sebagai standar umum untuk pemodelan berorientasi objek“.<text:note text:id="ftn17" text:note-class="footnote"><text:note-citation>17</text:note-citation><text:note-body><text:p text:style-name="P26">Touseef, M, Anwer., et al., 2015. Testing from UML Design using Activity Diagram : A <text:tab/>Comparison of Techn iques. International Journal of Computer Applications, <text:tab/>05/2015, <text:tab/>Vol 131, hal. 41</text:p></text:note-body></text:note> <text:span text:style-name="T32">Berdasarkan beberapa pendapat yang dikemukakan diatas dapat ditarik kesimpulan bahwa “</text:span><text:span text:style-name="T22">Unified Modeling Language</text:span><text:span text:style-name="T32"> (UML) adalah sebuah bahasa yang berdasarkan grafik atau gambar untuk menvisualisasikan, menspesifikasikan, membangun dan pendokumentasian dari sebuah sistem pengembangan perangkat lunak berbasis OO (</text:span><text:span text:style-name="T22">Object Oriented</text:span><text:span text:style-name="T32">)”.</text:span></text:p>
      <text:p text:style-name="P21"><text:span text:style-name="T30">A.1</text:span><text:span text:style-name="T34">2</text:span><text:span text:style-name="T32"> </text:span><text:span text:style-name="T30">Definisi </text:span><text:span text:style-name="T31">Model </text:span><text:span text:style-name="T20">Waterfall</text:span></text:p>
      <text:p text:style-name="P13"><text:span text:style-name="T30"><text:tab/>“</text:span><text:span text:style-name="T33">M</text:span><text:span text:style-name="T30">odel waterfall adalah metode air <text:s/>terjun <text:s/>menyediakan <text:s/>pendekatan alur <text:s/>hidup <text:s/>perangkat <text:s/>lunak <text:s/>secara sekuensial atau terurut <text:s/>dimulai <text:s/>dari analisa, <text:s/>desain, <text:s/>pengkodean, pengujian, <text:s/>dan <text:s/>pendukung”</text:span><text:span text:style-name="T31">.</text:span><text:span text:style-name="T31"><text:note text:id="ftn18" text:note-class="footnote"><text:note-citation>18</text:note-citation><text:note-body><text:p text:style-name="P26">A.S, <text:span text:style-name="T81">Rosa</text:span> dan <text:span text:style-name="T81">M. </text:span>Shalahuddin, 2015. <text:span text:style-name="T4">Rekayasa Perangkat Lunak</text:span> - <text:span text:style-name="T4">Terstruktur</text:span></text:p><text:p text:style-name="P26"><text:span text:style-name="T4"><text:tab/><text:tab/>dan Berorientasi Objek</text:span>. <text:span text:style-name="T81">Informatiak, </text:span>Bandung, <text:span text:style-name="T81">hal. 28</text:span></text:p></text:note-body></text:note></text:span></text:p>
      <text:p text:style-name="P14"><text:span text:style-name="T31"><text:tab/>“Model <text:s/></text:span><text:span text:style-name="T21">w</text:span><text:span text:style-name="T20">aterfall</text:span><text:span text:style-name="T31"> <text:s/>ini <text:s/>memiliki <text:s/>beberapa <text:s/>tahapan <text:s/>yang bersifat sekuensial”.</text:span><text:span text:style-name="T31"><text:note text:id="ftn19" text:note-class="footnote"><text:note-citation>19</text:note-citation><text:note-body><text:p text:style-name="P39">A.S, <text:span text:style-name="T81">Rosa</text:span> dan <text:span text:style-name="T81">M. </text:span>Shalahuddin, 2015. <text:span text:style-name="T4">Rekayasa Perangkat Lunak</text:span> - <text:span text:style-name="T4">Terstruktur</text:span></text:p><text:p text:style-name="P39"><text:span text:style-name="T4"><text:tab/><text:tab/>dan Berorientasi Objek</text:span>. <text:span text:style-name="T81">Informatika, </text:span>Bandung, <text:span text:style-name="T81">hal. 29</text:span></text:p></text:note-body></text:note></text:span><text:span text:style-name="T31"> Penjelasan <text:s/>dari tahapan-tahapan ini diuraikan sebagai berikut :</text:span></text:p>
      <text:list xml:id="list1607280650" text:style-name="L1">
        <text:list-item>
          <text:p text:style-name="P69">Analisis Kebutuhan Perangkat Lunak <text:tab/></text:p>
          <text:list>
            <text:list-item>
              <text:list>
                <text:list-item>
                  <text:list>
                    <text:list-item>
                      <text:list>
                        <text:list-item>
                          <text:list>
                            <text:list-item>
                              <text:list>
                                <text:list-item>
                                  <text:list>
                                    <text:list-item>
                                      <text:list>
                                        <text:list-item>
                                          <text:list>
                                            <text:list-header>
                                              <text:p text:style-name="P71"><text:span text:style-name="T31"><text:s/><text:tab/>Proses pengumpulan kebutuhan dilakukan secara insentif untuk menspesifikasikan kebutuhan <text:s/>perangkat <text:s/>lunak <text:s/>agar dapat dipahami <text:s/>perangkat lunak seperti apa yang dibutuh kan oleh </text:span><text:span text:style-name="T20">user</text:span><text:span text:style-name="T31">. </text:span><text:soft-page-break/><text:span text:style-name="T31">Spesifikasi kebutuhan perangkat lunak pada tahap ini perlu untuk didokumentasikan.</text:span></text:p>
                                            </text:list-header>
                                          </text:list>
                                        </text:list-item>
                                      </text:list>
                                    </text:list-item>
                                  </text:list>
                                </text:list-item>
                              </text:list>
                            </text:list-item>
                          </text:list>
                        </text:list-item>
                      </text:list>
                    </text:list-item>
                  </text:list>
                </text:list-item>
              </text:list>
            </text:list-item>
          </text:list>
        </text:list-item>
        <text:list-item>
          <text:p text:style-name="P72"><text:span text:style-name="T31">D</text:span><text:span text:style-name="T32">esain</text:span></text:p>
          <text:list>
            <text:list-item>
              <text:list>
                <text:list-item>
                  <text:list>
                    <text:list-header>
                      <text:p text:style-name="P73"><text:s/><text:tab/>Desain perangkat lunak adalah proses multi langkah yang fokus pada desain pembuatan program perangkat lunak termasuk struktur data, arsitektur <text:s/>perangkat lunak, representasi antarmuka, dan prosedur pengkodean. Tahap ini mentranslasi kebutuhan perangkat lunak dari tahap analisis kebutuhan ke representasi desain agar dapat diimplementasikan menjadi program pada tahap selanjutnya. Desain perangkat lunak yang dihasilkan pada tahap ini juga perlu didokumentasikan.</text:p>
                    </text:list-header>
                  </text:list>
                </text:list-item>
              </text:list>
            </text:list-item>
          </text:list>
        </text:list-item>
        <text:list-item>
          <text:p text:style-name="P70">Pembuatan Kode Program</text:p>
          <text:p text:style-name="P74"><text:s/><text:tab/>Desain harus ditranslasikan ke dalam program perangkat lunak. Hasil <text:s/>dari <text:s/>tahap ini adalah program komputer sesuai dengan desain yang <text:s/>telah <text:s/>dibuat pada tahap desain.</text:p>
        </text:list-item>
        <text:list-item>
          <text:p text:style-name="P70">Pengujian</text:p>
          <text:p text:style-name="P76"><text:span text:style-name="T32"><text:s/><text:tab/>Pengujian fokus pada perangkat lunak secar adari segi logic dan fungsional serta memastikan bahwa semua bagian sudah diuji. Hal ini dilakukan untuk meminimalisir kesalahan (</text:span><text:span text:style-name="T22">error</text:span><text:span text:style-name="T32">) dan memastikan keluaran yang dihasilkan sesuai dengan yang diinginkan.</text:span></text:p>
        </text:list-item>
        <text:list-item>
          <text:p text:style-name="P70">Pendukung atau Pemeliharaan</text:p>
          <text:p text:style-name="P75"><text:s/><text:tab/>Tidak menutup kemungkinan sebuah perangkat lunak mengalami perubahan ketika sudah dikirimkan ke user. Perubahan bisa terjadi karena adanya kesalahan yang muncul dan tidak terdeteksi saat pengujian atau perangkat lunak harus beradaptasi dengan lingkungan baru. Tahap pendukung atau pemeliharaan dapat mengulangi proses pengembangan mulai dari analisis spesifikasi untuk perubahan perangkat lunak yang sudah ada, tapi tidak untuk membuat perangkat lunak baru.</text:p>
          <text:p text:style-name="P77"><text:soft-page-break/><text:span text:style-name="T30">A.1</text:span><text:span text:style-name="T34">3</text:span><text:span text:style-name="T39"> </text:span><text:span text:style-name="T30">Definisi </text:span><text:span text:style-name="T24">Black box</text:span></text:p>
        </text:list-item>
      </text:list>
      <text:p text:style-name="P63"><text:span text:style-name="T30"><text:tab/>“</text:span><text:span text:style-name="T19">Black Box Testing</text:span><text:span text:style-name="T30"> (pengujian kotak hitam) yaitu menguji perangkat lunak dari segi spesifikasi fungsional tanpa menguji desain dan kode program. Pengujian dimaksudkan untuk mengetahui apakah fungsi-fungsi, masukan, dan keluaran dari perangkat lunak sesuai dengan spesifikasi yang dibutuhkan. Pengujian kotak hitam dilakukan dengan membuat kasus uji yang bersifat mencoba semua fungsi dengan memakai perangkat lunak apakah sesuai dengan spesifikasi yang dibutuhkan. Kasus uji yang dibuat untuk melakukan pengujian kotak hitam harus dibuat dengan kasus benar dan kasus salah</text:span><text:span text:style-name="T31">”</text:span><text:span text:style-name="T30">.</text:span><text:span text:style-name="T30"><text:note text:id="ftn20" text:note-class="footnote"><text:note-citation>20</text:note-citation><text:note-body><text:p text:style-name="P40"><text:span text:style-name="T56">A.S, </text:span><text:span text:style-name="T59">Rosa</text:span><text:span text:style-name="T56"> dan </text:span><text:span text:style-name="T59">M. </text:span><text:span text:style-name="T56">Shalahuddin, 201</text:span><text:span text:style-name="T60">3</text:span><text:span text:style-name="T56">. </text:span><text:s/><text:span text:style-name="T4">Rekayasa Perangkat Lunak </text:span><text:span text:style-name="T8">Terstruktur dan <text:tab/>Berorientasi Objek</text:span>. <text:span text:style-name="T90">Informatika</text:span>, Bandung, <text:span text:style-name="T90">hal. 275</text:span></text:p></text:note-body></text:note></text:span><text:span text:style-name="T30"> <text:s text:c="4"/></text:span></text:p>
      <text:p text:style-name="P43"><text:span text:style-name="T37">B. </text:span><text:span text:style-name="T38">Penelitian Sebelumnya</text:span><text:span text:style-name="T18"> </text:span></text:p>
      <text:p text:style-name="P24"><text:tab/><text:span text:style-name="T45">Mengidentifikasi metode yang pernah dilakukan atau penelitian yang mengembangkan penelitian sebelumnya, mengetahui orang lain yang memiliki sebuah spesialisasi serta penelitian sebelumnya. Beberapa literatur review tersebut antara lain :</text:span></text:p>
      <text:list xml:id="list1060752934" text:style-name="L2">
        <text:list-item>
          <text:p text:style-name="P78"><text:span text:style-name="T87">Penelitian yang dilakukan oleh </text:span><text:span text:style-name="T85">Ary Tamtama, Patta Hindi Asis, Hartati, Ahmad Muhlis Nuryadi, Muhammad Dikman Maheng, Ririn Syahriani, Febriyanti </text:span><text:span text:style-name="T87">dan </text:span><text:span text:style-name="T85">Jumiatin </text:span><text:span text:style-name="T87">dari jurnal Universitas Muhammadiyah Kendari yang berjudul </text:span><text:span text:style-name="T13">“Tracer Study Alumni Tahun 2013 Universitas Muhammadiyah Kendari”</text:span><text:span text:style-name="T87">. Tracer study terhadap alumni merupakan salah satu studi empiris yang </text:span>diharapkan menyediakan informasi untuk mengevaluasi hasil pendidikan di Universitas Muhammadiyah Kendari. Informasi ini digunakan untuk pengembangan lebih lanjut dalam menjamin kualitas pendidikan. Dengan kegiatan tracer study ini diharapkan Universitas Muhammadiyah Kendari mendapatkan informasi indikasi kekurangan pelaksanaan program studi dan menyediakan dasar-dasar pelaksanaan perencanaan dimasa depan. Untuk itu informasi keberhasilan profesionalisme (karier, status, <text:soft-page-break/>pendapatan) para alumni dibutuhkan. Demikian pula infromasi terhadap pengetahuan dan keahlian yang relevan (hubungan antara pengetahuan dan keahlian dengan kebutuhan kerja, ruang lingkup pekerjaan, posisi professional). Para alumni diharapkan juga dapat memberikan penilaian kondisi dan ketentuan belajar yang mereka alami masa belajar dikaitkan dengan dunia kerja yang mereka hadapi. Dokumen tracer study dapat bermanfaat bagi pengguna maupun pengelola Universitas Muhammadiyah Kendari. Bagi para pengguna,hasil kajian ini diharapkan dapat bermanfaat untuk menjadi salah satu pertimbangan apakah mereka akan menggunakan alumni UMK sebagai staf di perusahaannya. Bagi pengelola, diharapkan dapat bermanfaat untuk menentukan strategi dan orientasi pendidikan, melakukan perbaikan konsep maupun teknis penyelenggaraan pendidikan dan pengajaran sehingga lulusan semakin menjadi lebih baik dalam kapasitas intelektualitasnya, keterampilan maupun akhlak dan kepribadiannya.Hasil tracer study ini juga diharapkan dapat dipakai sebagai bahan pertimbangan dalam pengembangan kualitas proses pembelajaran dan evalausi pembelajaran serta pengembangan manajemen pendidikan. Dengan perbaikan yang terus menerus terhadap aspek-aspek tersebut maka diharapkan pendidikan di Universitas Muhammadiyah Kendari dilakukan dengan secara efisien, efektif, dan produktif dan pada saatnya mempertinggi daya saing alumni Universitas Muhammadiyah Kendari.</text:p>
        </text:list-item>
        <text:list-item>
          <text:p text:style-name="P79"><text:span text:style-name="T87">Penelitian yang dilakukan oleh </text:span><text:span text:style-name="T88">Faisal Munadi dari skripsi STMIK U’Budiyah Indonesia yang berjudul </text:span><text:span text:style-name="T12">“</text:span><text:span text:style-name="T11">SISTEM INFORMASI PENDATAAN ALUMNI BERBASIS </text:span><text:span text:style-name="T46">WEB PADA STMIK U’BUDIYAH INDONESIA”. </text:span><text:span text:style-name="T49">Sekolah Tinggi Manajemen Informatika dan Komputer (STMIK) </text:span><text:span text:style-name="T50">U‟Budiyah merupakan Sekolah Tinggi yang berdiri pada tahun 2002, dan mendapatkan izin operasional dari menteri Pendidikan Nasional No.25/D/O/2007 dengan jurusan Teknik </text:span><text:soft-page-break/><text:span text:style-name="T50">Informatika, Sistem Informasi jenjang pendidikan Strata Satu (S-1), Manajemen Informatika dan Kompuerisasi Akuntasi jenjang pendidikan Diploma Tiga (D-III). STMIK U‟Budiyah Indonesia merupakan salah satu instansi swasta yang bergerak dalam dunia pendidikan. Suatu instansi yang bergerak di dunia pendidikan pasti mempunyai banyak alumni. Pada saat ini proses pendataan alumni pada STMIK U‟Budiyah Indonesia masih menggunakan sistem manual yaitu pendataannya masih menggunakan aplikasi </text:span><text:span text:style-name="T49">microsoft office</text:span><text:span text:style-name="T50">, </text:span><text:span text:style-name="T49">file-file </text:span><text:span text:style-name="T50">yang tersimpan pada komputer tentang alumni belum tertata dengan baik dan data yang tersedia pada </text:span><text:span text:style-name="T49">file-file </text:span><text:span text:style-name="T50">hanya menyajikan data lulusan dalam bentuk berita acara sidang dan data usulan ijazah, sehingga laporan data alumni kepada yang memerlukan sangat sulit dan lama untuk dapat diberikan. Berdasarkan uraian tersebut diatas penulis tertarik untuk membuat skripsi dengan judul </text:span><text:span text:style-name="T52">“</text:span><text:span text:style-name="T46">Sistem Informasi Pendataan Alumni Berbasis Web Pada STMIK</text:span><text:span text:style-name="T52"> </text:span><text:span text:style-name="T46">U’Budiyah Indonesia </text:span><text:span text:style-name="T52">”.</text:span></text:p>
        </text:list-item>
        <text:list-item>
          <text:p text:style-name="P80"><text:span text:style-name="T51">Penelitian yang dilakukan oleh Muhammad Arifin dan Syafiul Muzid yang diambil dari jurnal Universitas Muria Kudus dengan judul </text:span><text:span text:style-name="T47">“Analisa Tracer Studi pada Universitas XYZ”</text:span><text:span text:style-name="T51">. </text:span><text:span text:style-name="T53"><text:line-break/>Tracer Study bertujuan untuk mendapatkan data lulusan, kesesuaian pengetahuan dan keterampilan yang diperoleh, transisi bekerja. Kegiatan ini dilakukan sebagai bukti tanggung jawab perguruan tinggi terhadap lulusan. Metode yang digunakan dalam studi pelacakan terdiri dari empat tahap: (1) persiapan, (2) pelaksanaan, (3) analisis dan fase (4) evaluasi hasil. Tahap persiapan memperbarui data lulusan, pengembangan kuesioner, penyusunan dan traning surveyor undangan. Tahap implementasi terdiri dari penyebaran undangan, monitoring dan reminder. Tahap analisis adalah proses menganalisis dan rekapitulasi kuesioner. Sementara tahap evaluasi adalah tahap pelaporan dan evaluasi program secara keseluruhan. Melalui metode ini diharapkan </text:span><text:soft-page-break/><text:span text:style-name="T53">semua lulusan dapat terlacak. Problem dalam studi tracer di Universitas XYZ meliputi pengumpulan data lulusan yang diperoleh dari buku buku wisuda sehingga datanya kurang akurat, nomor telepon banyak yang tidak dapat dihubungi atau tidak aktif, metode wawancara yaitu metode pengisisan kuesioner melalui telpon sangat efektif tetapi terkendala masalah waktu responden, total responden masih dibawah target yang diharapkan, hal ini karena proses yang kurang menarik dan lamanya waktu dalam proses pengisian kuesioner serta disebabkan karena data yang kurang valid.</text:span></text:p>
        </text:list-item>
        <text:list-item>
          <text:p text:style-name="P81"><text:span text:style-name="T54">Penelitian yang dilakukan oleh I Nyoman Anom Fajaraditya Setiawan dan Desak Made Dwi Utami Putra diambil dari jurnal STMIK STIKOM Indonesia yang berjudul </text:span><text:span text:style-name="T47">“Pengembangan Sistem Tracer Study Berbasis Web Pada STMIK STIKOM Indonesia”</text:span><text:span text:style-name="T53"> . <text:s/>STMIK STIKOM Indonesia sampai pada tahun 2014 telah memiliki lulusan sebanyak 269 orang. Tracer Study yang akan dilaksanakan pada Tahun 2014 merupakan Tracer Study angkatan pertama (kelulusan 2012) dan untuk selanjutnya akan terus dilaksanakan secara bergulir pada tiap angkatan dalam kurun waktu 2 tahun. Pelaksanaan Tracer Study dimulai dengan penyebaran informasi melalui telpon, email dan sosial media. Segala bentuk isian pertanyaan sekaligus formulir kuisioner dikirim melalui jasa pengiriman. Timbulnya kendala disebabkan oleh ketidaksesuaian pertanyaan dengan kebutuhan akreditasi, cara pengisian formulir, dan pengiriman kembali formulir yang terisi ke institusi sebagai umpan balik. Sulitnya mendapatkan umpan balik dari lulusan terhadap kuisioner yang telah dikirimkan menyebabkan sulitnya pihak tim Tracer Study untuk melakukan proses pelacakan terhadap lulusan. Maka dipandang perlu bagi STMIK STIKOM Indonesia untuk memiliki Sistem Informasi Tracer Study berbasis Web untuk memudahkan pelacakan alumni agar dapat melakukan proses perbaikan </text:span><text:soft-page-break/><text:span text:style-name="T53">untuk meningkatkan kualitas pendidikan di lingkungan STMIK STIKOM Indonesia.</text:span></text:p>
        </text:list-item>
        <text:list-item>
          <text:p text:style-name="P79"><text:span text:style-name="T55">Penelitian yang dilakukan oleh Erien Nada Azandra yang diambil dari jurnal STMIK-AMIK Jayanusa Padang yang berjudul </text:span><text:span text:style-name="T48">“Sistem Informasi Tracer Study Pada STMIK-AMIK Jayanusa Padang Berbasis WEB”</text:span><text:span text:style-name="T55"> . </text:span><text:span text:style-name="T53">Penelitian ini dilakukan untuk membuat suatu sistem informasi tracer study berbasis web pada STMIK-AMIK Jayanusa Padang, di mana sistem ini akan dikelola oleh bagian alumni center. Dalam penelitian ini pembuatan aplikasi menggunakan bahasa pemrograman PHP(framework codeigniter) yang menggunakan konsep MVC(Model, View, Controller) dan MySQL sebagai dbms-nya. Dari penelitian ini nantinya akan menghasilkan suatu aplikasi yang menyajikan informasi data alumni, riwayat pekerjaan, informasi lowongan pekerjaan, tahun kelulusan, pengguna jasa alumni(instansi) dan informasi-informasi yang lainnya. </text:span>Dalam aplikasi ini nantinya akan terdiri dari tiga jenis pengguna yaitu alumni, instansi dan administrator alumni center. Alumni bisa melakukan registrasi bagi alumni yang wisuda di bawah tahun 2012 dan baru bisa login apabila sudah di verifikasi oleh administrator, sedangkan yang wisuda pada tahun 2012 ke atas bisa login menggunakan user id dan password portal masing-masing. Alumni dapat memberbarui biodata, mengirim informasi lowongan pekerjaan, mengirim pesan, mengirim kritik dan saran, mengisi riwayat pekerjaan dan melihat data lowongan pekerjaan. Instansi bisa mengisi angket. Sedangkan administrator berfungsi sebagai pengelola sistem.</text:p>
        </text:list-item>
      </text:list>
      <text:p text:style-name="P44"><text:span text:style-name="T2">C</text:span><text:span text:style-name="T1">. </text:span><text:span text:style-name="T2">Kerangka Berpikir</text:span></text:p>
      <text:p text:style-name="P60"><text:tab/>Kerangka berpikir ini didapat dari<text:span text:style-name="T67"> permasalahan dalam proses </text:span><text:span text:style-name="T9">T</text:span><text:span text:style-name="T10">racer </text:span><text:span text:style-name="T9">S</text:span><text:span text:style-name="T10">tudy </text:span><text:span text:style-name="T67">yang belum maksimal hasilnya, dikarenakan instrumen belum terintegrasi dengan sistem yang berbasis komputer. Menggunakan sistem konvensional ini sangat r</text:span><text:span text:style-name="T68">entan</text:span><text:span text:style-name="T67"> dimana bisa terjadi kerusakan data, redudansi </text:span><text:soft-page-break/><text:span text:style-name="T67">data dan data yang tidak sinkron, maka dari itu dibutuhkan </text:span><text:span text:style-name="T69">sistem informasi </text:span><text:span text:style-name="T9">Tracer Study </text:span><text:span text:style-name="T69">berbasis website yang terintegrasi sehingga memudahkan dalam pengelolaan data dan menjadi lebih akurat.</text:span></text:p>
      <text:p text:style-name="P61"/>
      <text:p text:style-name="P61"><draw:g text:anchor-type="paragraph" draw:z-index="1" draw:style-name="gr1"><draw:custom-shape draw:name="Shape1" draw:style-name="gr2" draw:text-style-name="P90" svg:width="7.134cm" svg:height="2.363cm" svg:x="6.99cm" svg:y="0.018cm"><text:p/><draw:enhanced-geometry svg:viewBox="0 0 21600 21600" draw:mirror-horizontal="false" draw:mirror-vertical="false" draw:type="rectangle" draw:enhanced-path="M 0 0 L 21600 0 21600 21600 0 21600 0 0 Z N"/></draw:custom-shape><draw:g draw:style-name="gr3"><draw:custom-shape draw:name="Shape1" draw:style-name="gr4" draw:text-style-name="P90" svg:width="7.134cm" svg:height="2.41cm" svg:x="6.99cm" svg:y="2.99cm"><text:p/><draw:enhanced-geometry svg:viewBox="0 0 21600 21600" draw:mirror-horizontal="false" draw:mirror-vertical="false" draw:type="rectangle" draw:enhanced-path="M 0 0 L 21600 0 21600 21600 0 21600 0 0 Z N"/></draw:custom-shape><draw:custom-shape draw:name="Shape1" draw:style-name="gr5" draw:text-style-name="P92" svg:width="4.155cm" svg:height="1.029cm" svg:x="0.49cm" svg:y="1.987cm"><text:p text:style-name="P91"><text:span text:style-name="T56">Permasalahan</text:span></text:p><draw:enhanced-geometry svg:viewBox="0 0 21600 21600" draw:mirror-horizontal="false" draw:mirror-vertical="false" draw:type="rectangle" draw:enhanced-path="M 0 0 L 21600 0 21600 21600 0 21600 0 0 Z N"/></draw:custom-shape><draw:frame draw:name="Shape2" draw:style-name="gr6" draw:text-style-name="P94" svg:width="6.734cm" svg:height="1.95cm" svg:x="7.179cm" svg:y="0.247cm"><draw:text-box><text:p text:style-name="P93"><text:span text:style-name="T56">1. </text:span><text:span text:style-name="T93">Proses </text:span><text:span text:style-name="T94">Tracer Study</text:span><text:span text:style-name="T93"> belum maksimal hasilnya, karena instrumen belum terintegrasi dalam sistem yang berbasis komputer.</text:span></text:p></draw:text-box></draw:frame><draw:frame draw:name="Shape2" draw:style-name="gr6" draw:text-style-name="P94" svg:width="6.734cm" svg:height="1.95cm" svg:x="7.179cm" svg:y="3.285cm"><draw:text-box><text:p text:style-name="P93"><text:span text:style-name="T56">2. Belum tersedia media untuk bertukar informasi alumni dan lowongan pekerjaan yang berbasis website dengan standarisasi tertentu <text:s/></text:span></text:p></draw:text-box></draw:frame><draw:line draw:name="Shape3" draw:style-name="gr7" draw:text-style-name="P91" svg:x1="4.644cm" svg:y1="2.51cm" svg:x2="5.545cm" svg:y2="2.51cm"><text:p/></draw:line><draw:line draw:name="Shape4" draw:style-name="gr7" draw:text-style-name="P91" svg:x1="5.544cm" svg:y1="0.776cm" svg:x2="5.544cm" svg:y2="4.156cm"><text:p/></draw:line><draw:line draw:name="Shape5" draw:style-name="gr7" draw:text-style-name="P91" svg:x1="5.544cm" svg:y1="0.776cm" svg:x2="6.989cm" svg:y2="0.776cm"><text:p/></draw:line><draw:line draw:name="Shape6" draw:style-name="gr7" draw:text-style-name="P91" svg:x1="5.544cm" svg:y1="4.156cm" svg:x2="6.989cm" svg:y2="4.156cm"><text:p/></draw:line></draw:g></draw:g></text:p>
      <text:p text:style-name="P61"/>
      <text:p text:style-name="P59"/>
      <text:p text:style-name="P59"/>
      <text:p text:style-name="P59"/>
      <text:p text:style-name="P59"/>
      <text:p text:style-name="P59"/>
      <text:p text:style-name="P62"><draw:frame draw:style-name="fr1" draw:name="Frame1" text:anchor-type="paragraph" svg:x="4.576cm" svg:y="11.908cm" svg:width="9.587cm" draw:z-index="0"><draw:text-box fo:min-height="1.707cm"><text:p text:style-name="P45"><draw:g text:anchor-type="paragraph" draw:z-index="2" draw:style-name="gr1"><draw:custom-shape draw:name="Shape16" draw:style-name="gr8" draw:text-style-name="P95" svg:width="9.584cm" svg:height="2.296cm" svg:x="0.003cm" svg:y="-1.27cm"><text:p/><draw:enhanced-geometry svg:viewBox="0 0 21600 21600" draw:type="rectangle" draw:enhanced-path="M 0 0 L 21600 0 21600 21600 0 21600 0 0 Z N"/></draw:custom-shape><draw:custom-shape draw:name="Shape7" draw:style-name="gr9" draw:text-style-name="P96" svg:width="2.827cm" svg:height="1.063cm" svg:x="-4.117cm" svg:y="-0.737cm"><text:p text:style-name="P91"><text:span text:style-name="T95">Solusi</text:span></text:p><draw:enhanced-geometry svg:viewBox="0 0 21600 21600" draw:type="rectangle" draw:enhanced-path="M 0 0 L 21600 0 21600 21600 0 21600 0 0 Z N"/></draw:custom-shape><draw:frame draw:name="Shape15" draw:style-name="gr10" draw:text-style-name="P97" svg:width="8.732cm" svg:height="1.468cm" svg:x="0.162cm" svg:y="-1.191cm"><draw:text-box><text:p text:style-name="P93"><text:span text:style-name="T56">1. Membangun Sistem Informasi Tracer Study berbasis web yang terintegrasi dan memenuhi standar kualitas kelayakan perangkat lunak</text:span></text:p></draw:text-box></draw:frame><draw:line draw:name="Shape17" draw:style-name="gr7" draw:text-style-name="P91" svg:x1="-1.293cm" svg:y1="-0.187cm" svg:x2="0cm" svg:y2="-0.187cm"><text:p/></draw:line></draw:g></text:p><text:p text:style-name="P46">Gambar 2.<text:span text:style-name="T91">1</text:span> Kerangka Berpikir</text:p></draw:text-box></draw:frame><draw:g text:anchor-type="paragraph" draw:z-index="3" draw:style-name="gr1"><draw:custom-shape draw:name="Shape11" draw:style-name="gr11" draw:text-style-name="P98" svg:width="9.526cm" svg:height="3.305cm" svg:x="4.544cm" svg:y="0.649cm"><text:p/><draw:enhanced-geometry svg:viewBox="0 0 21600 21600" draw:mirror-horizontal="false" draw:mirror-vertical="false" draw:type="rectangle" draw:enhanced-path="M 0 0 L 21600 0 21600 21600 0 21600 0 0 Z N"/></draw:custom-shape><draw:custom-shape draw:name="Shape11" draw:style-name="gr12" draw:text-style-name="P95" svg:width="9.499cm" svg:height="2.733cm" svg:x="4.544cm" svg:y="4.239cm"><text:p/><draw:enhanced-geometry svg:viewBox="0 0 21600 21600" draw:mirror-horizontal="false" draw:mirror-vertical="false" draw:type="rectangle" draw:enhanced-path="M 0 0 L 21600 0 21600 21600 0 21600 0 0 Z N"/></draw:custom-shape><draw:custom-shape draw:name="Shape11" draw:style-name="gr13" draw:text-style-name="P98" svg:width="9.526cm" svg:height="2.731cm" svg:x="4.572cm" svg:y="7.114cm"><text:p/><draw:enhanced-geometry svg:viewBox="0 0 21600 21600" draw:mirror-horizontal="false" draw:mirror-vertical="false" draw:type="rectangle" draw:enhanced-path="M 0 0 L 21600 0 21600 21600 0 21600 0 0 Z N"/></draw:custom-shape><draw:custom-shape draw:name="Shape7" draw:style-name="gr14" draw:text-style-name="P92" svg:width="3.518cm" svg:height="1.059cm" svg:x="0.321cm" svg:y="5.189cm"><text:p text:style-name="P91"><text:span text:style-name="T56">Alat Pengembangan</text:span></text:p><text:p text:style-name="P91"><text:span text:style-name="T56"><text:s/></text:span><text:span text:style-name="T56">Sistem</text:span></text:p><draw:enhanced-geometry svg:viewBox="0 0 21600 21600" draw:mirror-horizontal="false" draw:mirror-vertical="false" draw:type="rectangle" draw:enhanced-path="M 0 0 L 21600 0 21600 21600 0 21600 0 0 Z N"/></draw:custom-shape><draw:frame draw:name="Shape8" draw:style-name="gr15" draw:text-style-name="P94" svg:width="9.113cm" svg:height="2.924cm" svg:x="4.78cm" svg:y="0.91cm"><draw:text-box><text:p text:style-name="P93"><text:span text:style-name="T56">1. </text:span><text:span text:style-name="T96">Unified Modeling Language</text:span><text:span text:style-name="T56"> (UML) adalah sebuah bahasa yang berdasarkan grafik atau gambar untuk menvisualisasikan, menspesifikasikan, membangun dan pendokumentasian dari sebuah sistem pengembangan perangkat lunak berbasis </text:span><text:span text:style-name="T96">Object Oriented</text:span></text:p></draw:text-box></draw:frame><draw:frame draw:name="Shape8" draw:style-name="gr16" draw:text-style-name="P94" svg:width="9.113cm" svg:height="2.033cm" svg:x="4.81cm" svg:y="4.644cm"><draw:text-box><text:p text:style-name="P93"><text:span text:style-name="T56">2. Model </text:span><text:span text:style-name="T96">waterfall</text:span><text:span text:style-name="T56"> adalah model klasik yang bersifat sistematis, berurutan dalam membangun </text:span><text:span text:style-name="T96">software</text:span><text:span text:style-name="T56"> dengan tahapan sebagai berikut : </text:span><text:span text:style-name="T96">communication, planning, modeling, construction, deployment</text:span></text:p></draw:text-box></draw:frame><draw:polygon draw:name="Shape10" draw:style-name="gr7" draw:text-style-name="P91" svg:width="0cm" svg:height="0cm" svg:x="3.838cm" svg:y="5.764cm" svg:viewBox="0 0 0 0" draw:points="0,0"><text:p/></draw:polygon><draw:line draw:name="Shape12" draw:style-name="gr7" draw:text-style-name="P91" svg:x1="4.112cm" svg:y1="2.355cm" svg:x2="4.544cm" svg:y2="2.355cm"><text:p/></draw:line><draw:line draw:name="Shape13" draw:style-name="gr7" draw:text-style-name="P91" svg:x1="3.838cm" svg:y1="5.764cm" svg:x2="4.544cm" svg:y2="5.764cm"><text:p/></draw:line><draw:line draw:name="Shape14" draw:style-name="gr7" draw:text-style-name="P91" svg:x1="4.172cm" svg:y1="8.587cm" svg:x2="4.572cm" svg:y2="8.587cm"><text:p/></draw:line><draw:line draw:name="Shape9" draw:style-name="gr7" draw:text-style-name="P91" svg:x1="4.111cm" svg:y1="2.355cm" svg:x2="4.171cm" svg:y2="8.587cm"><text:p/></draw:line><draw:frame draw:name="Shape8" draw:style-name="gr15" draw:text-style-name="P97" svg:width="9.233cm" svg:height="2.924cm" svg:x="4.72cm" svg:y="7.29cm"><draw:text-box><text:p text:style-name="P93"><text:span text:style-name="T56">3. </text:span><text:span text:style-name="T94">Black Box </text:span><text:span text:style-name="T93">yaitu menguji perangkat lunak dari segi spesifikasi fungsional. Pengujian dimaksudkan untuk mengetahui apakah fungsi-fungsi, masukan, dan keluaran dari perangkat lunak sesuai dengan spesifikasi yang dibutuhkan.</text:span></text:p><text:p text:style-name="P93"><text:span text:style-name="T56"/></text:p></draw:text-box></draw:frame></draw:g><text:soft-page-break/></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margin-top="0cm" fo:margin-bottom="0cm" loext: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snap-to-layout-grid="fals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User_20_Index_20_1" style:display-name="User Index 1" style:family="paragraph" style:parent-style-name="Index" style:class="index">
      <style:paragraph-properties fo:margin-left="0cm" fo:margin-right="0cm" fo:text-indent="1.199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text-align="center" style:justify-single-word="false" style:page-number="auto"/>
      <style:text-properties officeooo:rsid="00b87f60" officeooo:paragraph-rsid="00b87f60"/>
    </style:style>
    <style:style style:name="MP2" style:family="paragraph" style:parent-style-name="Header">
      <style:paragraph-properties fo:text-align="end" style:justify-single-word="false"/>
      <style:text-properties officeooo:rsid="00b87f60" officeooo:paragraph-rsid="00b87f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6</text:page-number></text:p>
      </style:footer>
    </style:master-page>
    <style:master-page style:name="Halaman_20_ISI" style:display-name="Halaman ISI" style:page-layout-name="Mpm3">
      <style:header>
        <text:p text:style-name="MP2"><text:page-number text:select-page="current">20</text:page-number></text:p>
      </style:header>
    </style:master-page>
    <style:master-page style:name="HTML" style:page-layout-name="Mpm4"/>
    <style:master-page style:name="First_20_Page" style:display-name="First Page" style:page-layout-name="Mpm5" style:next-style-name="Halaman_20_ISI">
      <style:footer>
        <text:p text:style-name="Footer"/>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9-09-16T22:49:43.879000000</dc:date>
    <meta:editing-duration>PT20H22M39S</meta:editing-duration>
    <meta:editing-cycles>83</meta:editing-cycles>
    <meta:generator>LibreOffice/6.0.4.2$Windows_X86_64 LibreOffice_project/9b0d9b32d5dcda91d2f1a96dc04c645c450872bf</meta:generator>
    <meta:document-statistic meta:table-count="0" meta:image-count="0" meta:object-count="0" meta:page-count="16" meta:paragraph-count="118" meta:word-count="2942" meta:character-count="22593" meta:non-whitespace-character-count="19648"/>
  </office:meta>
</office:document-meta>
</file>